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dvOTb0c9bf5d+22" svg:font-family="AdvOTb0c9bf5d+22"/>
    <style:font-face style:name="AdvOTb0c9bf5d+221" svg:font-family="AdvOTb0c9bf5d+22" style:font-pitch="variable"/>
    <style:font-face style:name="AdvOTdd3b7348.I+03" svg:font-family="AdvOTdd3b7348.I+03" style:font-pitch="variable"/>
    <style:font-face style:name="AdvOTdd3b7348.I+031" svg:font-family="AdvOTdd3b7348.I+03"/>
    <style:font-face style:name="AdvP4C4E46" svg:font-family="AdvP4C4E46" style:font-pitch="variable"/>
    <style:font-face style:name="AdvP4C4E461" svg:font-family="AdvP4C4E46"/>
    <style:font-face style:name="AdvP4C4E51" svg:font-family="AdvP4C4E51"/>
    <style:font-face style:name="AdvP4C4E511" svg:font-family="AdvP4C4E51" style:font-pitch="variable"/>
    <style:font-face style:name="AdvP4C4E74" svg:font-family="AdvP4C4E74"/>
    <style:font-face style:name="AdvP4C4E741" svg:font-family="AdvP4C4E74" style:font-pitch="variable"/>
    <style:font-face style:name="AdvP696A" svg:font-family="AdvP696A"/>
    <style:font-face style:name="AdvP696A1" svg:font-family="AdvP696A" style:font-pitch="variable"/>
    <style:font-face style:name="AdvP6975" svg:font-family="AdvP6975" style:font-pitch="variable"/>
    <style:font-face style:name="AdvP69751" svg:font-family="AdvP6975"/>
    <style:font-face style:name="AdvP6C5B" svg:font-family="AdvP6C5B" style:font-pitch="variable"/>
    <style:font-face style:name="AdvP6C5B1" svg:font-family="AdvP6C5B"/>
    <style:font-face style:name="AdvP6C63" svg:font-family="AdvP6C63" style:font-pitch="variable"/>
    <style:font-face style:name="AdvP6C631" svg:font-family="AdvP6C63"/>
    <style:font-face style:name="AdvP6C82" svg:font-family="AdvP6C82"/>
    <style:font-face style:name="AdvP6C821" svg:font-family="AdvP6C82" style:font-pitch="variable"/>
    <style:font-face style:name="AdvTT5843c571+20" svg:font-family="AdvTT5843c571+20" style:font-pitch="variable"/>
    <style:font-face style:name="AdvTT5843c571+201" svg:font-family="AdvTT5843c571+20"/>
    <style:font-face style:name="AdvTTf90d833a.I+20" svg:font-family="AdvTTf90d833a.I+20" style:font-pitch="variable"/>
    <style:font-face style:name="AdvTTf90d833a.I+201" svg:font-family="AdvTTf90d833a.I+20"/>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svg:font-family="Times" style:font-pitch="variable"/>
    <style:font-face style:name="Times1" svg:font-family="Times"/>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solid" svg:stroke-width="0.017cm" svg:stroke-color="#241f1f" draw:stroke-linejoin="round" svg:stroke-linecap="round" draw:fill="none" fo:padding-top="0.008cm" fo:padding-bottom="0.008cm" fo:padding-left="0.008cm" fo:padding-right="0.008cm" loext:decorative="false"/>
    </style:style>
    <style:style style:name="gr3" style:family="graphic" style:parent-style-name="standard">
      <style:graphic-properties draw:stroke="none" draw:fill="solid" draw:fill-color="#241f1f" loext:decorative="false"/>
    </style:style>
    <style:style style:name="gr4" style:family="graphic" style:parent-style-name="standard">
      <style:graphic-properties draw:stroke="none" draw:fill="none" draw:textarea-horizontal-align="left" draw:textarea-vertical-align="top" draw:auto-grow-height="true" draw:auto-grow-width="true" fo:min-height="0.338cm" fo:min-width="0.338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197cm" fo:min-width="0.197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1cm" fo:min-width="0.31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179cm" fo:min-width="0.179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41cm" fo:min-width="0.341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198cm" fo:min-width="0.198cm" fo:padding-top="0cm" fo:padding-bottom="0cm" fo:padding-left="0cm" fo:padding-right="0cm" loext:decorative="false"/>
      <style:paragraph-properties style:writing-mode="lr-tb"/>
    </style:style>
    <style:style style:name="gr10" style:family="graphic" style:parent-style-name="standard">
      <style:graphic-properties draw:stroke="solid" svg:stroke-width="0.008cm" svg:stroke-color="#241f1f" draw:stroke-linejoin="round" svg:stroke-linecap="round" draw:fill="none" fo:padding-top="0.004cm" fo:padding-bottom="0.004cm" fo:padding-left="0.004cm" fo:padding-right="0.004cm" loext:decorative="false"/>
    </style:style>
    <style:style style:name="gr11" style:family="graphic" style:parent-style-name="standard">
      <style:graphic-properties draw:stroke="none" draw:fill="none" draw:textarea-horizontal-align="left" draw:textarea-vertical-align="top" draw:auto-grow-height="true" draw:auto-grow-width="true" fo:min-height="0.18cm" fo:min-width="0.18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11cm" fo:min-width="0.311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281cm" fo:min-width="0.284cm" fo:padding-top="0cm" fo:padding-bottom="0cm" fo:padding-left="0cm" fo:padding-right="0cm" loext:decorative="false"/>
      <style:paragraph-properties style:writing-mode="lr-tb"/>
    </style:style>
    <style:style style:name="P1" style:family="paragraph">
      <loext:graphic-properties draw:fill="none"/>
    </style:style>
    <style:style style:name="P2" style:family="paragraph">
      <loext:graphic-properties draw:fill="solid" draw:fill-color="#241f1f"/>
    </style:style>
    <style:style style:name="P3" style:family="paragraph">
      <style:paragraph-properties fo:text-align="start" style:writing-mode="lr-tb"/>
    </style:style>
    <style:style style:name="P4" style:family="paragraph">
      <loext:graphic-properties draw:fill="none"/>
      <style:text-properties fo:font-size="9.60000038146973pt" style:font-size-asian="9.60000038146973pt" style:font-size-complex="9.60000038146973pt"/>
    </style:style>
    <style:style style:name="P5" style:family="paragraph">
      <loext:graphic-properties draw:fill="none"/>
      <style:text-properties fo:font-size="5.59999990463257pt" style:font-size-asian="5.59999990463257pt" style:font-size-complex="5.59999990463257pt"/>
    </style:style>
    <style:style style:name="P6" style:family="paragraph">
      <loext:graphic-properties draw:fill="none"/>
      <style:text-properties fo:font-size="8.80000019073486pt" style:font-size-asian="8.80000019073486pt" style:font-size-complex="8.80000019073486pt"/>
    </style:style>
    <style:style style:name="P7" style:family="paragraph">
      <loext:graphic-properties draw:fill="none"/>
      <style:text-properties fo:font-size="5.09999990463257pt" style:font-size-asian="5.09999990463257pt" style:font-size-complex="5.09999990463257pt"/>
    </style:style>
    <style:style style:name="P8" style:family="paragraph">
      <loext:graphic-properties draw:fill="none"/>
      <style:text-properties fo:font-size="9.69999980926514pt" style:font-size-asian="9.69999980926514pt" style:font-size-complex="9.69999980926514pt"/>
    </style:style>
    <style:style style:name="P9" style:family="paragraph">
      <loext:graphic-properties draw:fill="none"/>
      <style:text-properties fo:font-size="8pt" style:font-size-asian="8pt" style:font-size-complex="8pt"/>
    </style:style>
    <style:style style:name="T1" style:family="text">
      <style:text-properties fo:color="#241f1f" loext:opacity="100%" style:font-name="Times1" fo:font-size="9.60000038146973pt" fo:font-style="italic" fo:font-weight="normal" style:font-name-asian="Times1" style:font-size-asian="9.60000038146973pt" style:font-style-asian="italic" style:font-weight-asian="normal" style:font-name-complex="Times1" style:font-size-complex="9.60000038146973pt" style:font-style-complex="italic" style:font-weight-complex="normal"/>
    </style:style>
    <style:style style:name="T2" style:family="text">
      <style:text-properties fo:color="#241f1f" loext:opacity="100%" style:font-name="Times1" fo:font-size="5.59999990463257pt" fo:font-weight="normal" style:font-name-asian="Times1" style:font-size-asian="5.59999990463257pt" style:font-weight-asian="normal" style:font-name-complex="Times1" style:font-size-complex="5.59999990463257pt" style:font-weight-complex="normal"/>
    </style:style>
    <style:style style:name="T3" style:family="text">
      <style:text-properties fo:color="#241f1f" loext:opacity="100%" style:font-name="Times1" fo:font-size="8.80000019073486pt" fo:font-weight="normal" style:font-name-asian="Times1" style:font-size-asian="8.80000019073486pt" style:font-weight-asian="normal" style:font-name-complex="Times1" style:font-size-complex="8.80000019073486pt" style:font-weight-complex="normal"/>
    </style:style>
    <style:style style:name="T4" style:family="text">
      <style:text-properties fo:color="#241f1f" loext:opacity="100%" style:font-name="Times1" fo:font-size="5.09999990463257pt" fo:font-style="italic" fo:font-weight="normal" style:font-name-asian="Times1" style:font-size-asian="5.09999990463257pt" style:font-style-asian="italic" style:font-weight-asian="normal" style:font-name-complex="Times1" style:font-size-complex="5.09999990463257pt" style:font-style-complex="italic" style:font-weight-complex="normal"/>
    </style:style>
    <style:style style:name="T5" style:family="text">
      <style:text-properties fo:color="#241f1f" loext:opacity="100%" style:font-name="Times1" fo:font-size="8.80000019073486pt" fo:font-style="italic" fo:font-weight="normal" style:font-name-asian="Times1" style:font-size-asian="8.80000019073486pt" style:font-style-asian="italic" style:font-weight-asian="normal" style:font-name-complex="Times1" style:font-size-complex="8.80000019073486pt" style:font-style-complex="italic" style:font-weight-complex="normal"/>
    </style:style>
    <style:style style:name="T6" style:family="text">
      <style:text-properties fo:color="#241f1f" loext:opacity="100%" style:font-name="Times1" fo:font-size="9.69999980926514pt" fo:font-style="italic" fo:font-weight="normal" style:font-name-asian="Times1" style:font-size-asian="9.69999980926514pt" style:font-style-asian="italic" style:font-weight-asian="normal" style:font-name-complex="Times1" style:font-size-complex="9.69999980926514pt" style:font-style-complex="italic" style:font-weight-complex="normal"/>
    </style:style>
    <style:style style:name="T7" style:family="text">
      <style:text-properties fo:color="#241f1f" loext:opacity="100%" style:font-name="Times1" fo:font-size="5.59999990463257pt" fo:font-style="italic" fo:font-weight="normal" style:font-name-asian="Times1" style:font-size-asian="5.59999990463257pt" style:font-style-asian="italic" style:font-weight-asian="normal" style:font-name-complex="Times1" style:font-size-complex="5.59999990463257pt" style:font-style-complex="italic" style:font-weight-complex="normal"/>
    </style:style>
    <style:style style:name="T8" style:family="text">
      <style:text-properties fo:color="#241f1f" loext:opacity="100%" style:font-name="Times1" fo:font-size="5.09999990463257pt" fo:font-weight="normal" style:font-name-asian="Times1" style:font-size-asian="5.09999990463257pt" style:font-weight-asian="normal" style:font-name-complex="Times1" style:font-size-complex="5.09999990463257pt" style:font-weight-complex="normal"/>
    </style:style>
    <style:style style:name="T9" style:family="text">
      <style:text-properties fo:color="#241f1f" loext:opacity="100%" style:font-name="Arial1" fo:font-size="8pt" fo:font-weight="normal" style:font-name-asian="Arial1" style:font-size-asian="8pt" style:font-weight-asian="normal" style:font-name-complex="Arial1" style:font-size-complex="8pt" style:font-weight-complex="normal"/>
    </style:style>
    <style:style style:name="T10" style:family="text">
      <style:text-properties fo:color="#241f1f" loext:opacity="100%" style:font-name="Times1" fo:font-size="8pt" fo:font-weight="normal" style:font-name-asian="Times1" style:font-size-asian="8pt" style:font-weight-asian="normal" style:font-name-complex="Times1" style:font-size-complex="8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g draw:style-name="gr1">
          <draw:line draw:style-name="gr2" draw:text-style-name="P1" draw:layer="layout" svg:x1="0.308cm" svg:y1="2.759cm" svg:x2="9.999cm" svg:y2="2.759cm">
            <text:p/>
          </draw:line>
          <draw:line draw:style-name="gr2" draw:text-style-name="P1" draw:layer="layout" svg:x1="3.369cm" svg:y1="0.717cm" svg:x2="3.369cm" svg:y2="4.034cm">
            <text:p/>
          </draw:line>
          <draw:line draw:style-name="gr2" draw:text-style-name="P1" draw:layer="layout" svg:x1="3.879cm" svg:y1="2.759cm" svg:x2="3.879cm" svg:y2="1.227cm">
            <text:p/>
          </draw:line>
          <draw:polygon draw:style-name="gr3" draw:text-style-name="P2" draw:layer="layout" svg:width="0.105cm" svg:height="0.109cm" svg:x="3.828cm" svg:y="1.173cm" svg:viewBox="0 0 106 110" draw:points="51,110 59,110 65,106 72,106 76,103 82,99 86,95 92,92 96,88 99,81 103,78 103,71 106,64 106,41 103,37 103,30 99,24 92,17 86,13 82,10 76,7 72,3 65,3 59,0 47,0 41,3 34,3 30,7 24,10 20,13 13,17 7,24 3,30 3,37 0,41 0,64 3,71 3,78 7,81 10,88 13,92 20,95 24,99 30,103 34,106 41,106 47,110">
            <text:p/>
          </draw:polygon>
          <draw:line draw:style-name="gr2" draw:text-style-name="P1" draw:layer="layout" svg:x1="4.644cm" svg:y1="2.249cm" svg:x2="4.664cm" svg:y2="2.249cm">
            <text:p/>
          </draw:line>
          <draw:line draw:style-name="gr2" draw:text-style-name="P1" draw:layer="layout" svg:x1="4.766cm" svg:y1="2.249cm" svg:x2="4.787cm" svg:y2="2.249cm">
            <text:p/>
          </draw:line>
          <draw:line draw:style-name="gr2" draw:text-style-name="P1" draw:layer="layout" svg:x1="4.889cm" svg:y1="2.249cm" svg:x2="4.909cm" svg:y2="2.249cm">
            <text:p/>
          </draw:line>
          <draw:line draw:style-name="gr2" draw:text-style-name="P1" draw:layer="layout" svg:x1="5.011cm" svg:y1="2.249cm" svg:x2="5.028cm" svg:y2="2.249cm">
            <text:p/>
          </draw:line>
          <draw:line draw:style-name="gr2" draw:text-style-name="P1" draw:layer="layout" svg:x1="4.899cm" svg:y1="2.759cm" svg:x2="4.899cm" svg:y2="2.504cm">
            <text:p/>
          </draw:line>
          <draw:polygon draw:style-name="gr3" draw:text-style-name="P2" draw:layer="layout" svg:width="0.105cm" svg:height="0.108cm" svg:x="4.848cm" svg:y="2.45cm" svg:viewBox="0 0 106 109" draw:points="51,109 58,109 64,106 71,106 75,103 81,99 86,96 93,92 96,89 99,82 103,79 103,72 106,65 106,41 103,38 103,31 99,24 93,18 86,14 81,11 75,6 71,3 64,3 58,0 47,0 41,3 34,3 30,6 24,11 20,14 13,18 7,24 3,31 3,38 0,41 0,65 3,72 3,79 7,82 10,89 13,92 20,96 24,99 30,103 34,106 41,106 47,109">
            <text:p/>
          </draw:polygon>
          <draw:line draw:style-name="gr2" draw:text-style-name="P1" draw:layer="layout" svg:x1="2.859cm" svg:y1="2.759cm" svg:x2="2.859cm" svg:y2="1.227cm">
            <text:p/>
          </draw:line>
          <draw:polygon draw:style-name="gr3" draw:text-style-name="P2" draw:layer="layout" svg:width="0.105cm" svg:height="0.109cm" svg:x="2.808cm" svg:y="1.173cm" svg:viewBox="0 0 106 110" draw:points="52,110 58,110 65,106 72,106 75,103 82,99 86,95 92,92 96,88 99,81 103,78 103,71 106,64 106,41 103,37 103,30 99,24 92,17 86,13 82,10 75,7 72,3 65,3 58,0 48,0 41,3 35,3 31,7 23,10 20,13 13,17 6,24 3,30 3,37 0,41 0,64 3,71 3,78 6,81 10,88 13,92 20,95 23,99 31,103 35,106 41,106 48,110">
            <text:p/>
          </draw:polygon>
          <draw:line draw:style-name="gr2" draw:text-style-name="P1" draw:layer="layout" svg:x1="2.094cm" svg:y1="2.249cm" svg:x2="2.073cm" svg:y2="2.249cm">
            <text:p/>
          </draw:line>
          <draw:line draw:style-name="gr2" draw:text-style-name="P1" draw:layer="layout" svg:x1="1.971cm" svg:y1="2.249cm" svg:x2="1.951cm" svg:y2="2.249cm">
            <text:p/>
          </draw:line>
          <draw:line draw:style-name="gr2" draw:text-style-name="P1" draw:layer="layout" svg:x1="1.849cm" svg:y1="2.249cm" svg:x2="1.828cm" svg:y2="2.249cm">
            <text:p/>
          </draw:line>
          <draw:line draw:style-name="gr2" draw:text-style-name="P1" draw:layer="layout" svg:x1="1.726cm" svg:y1="2.249cm" svg:x2="1.706cm" svg:y2="2.249cm">
            <text:p/>
          </draw:line>
          <draw:line draw:style-name="gr2" draw:text-style-name="P1" draw:layer="layout" svg:x1="1.604cm" svg:y1="2.249cm" svg:x2="1.584cm" svg:y2="2.249cm">
            <text:p/>
          </draw:line>
          <draw:line draw:style-name="gr2" draw:text-style-name="P1" draw:layer="layout" svg:x1="1.839cm" svg:y1="2.759cm" svg:x2="1.839cm" svg:y2="2.504cm">
            <text:p/>
          </draw:line>
          <draw:polygon draw:style-name="gr3" draw:text-style-name="P2" draw:layer="layout" svg:width="0.105cm" svg:height="0.108cm" svg:x="1.788cm" svg:y="2.45cm" svg:viewBox="0 0 106 109" draw:points="51,109 57,109 64,106 71,106 74,103 81,99 85,96 91,92 95,89 98,82 103,79 103,72 106,65 106,41 103,38 103,31 98,24 91,18 85,14 81,11 74,6 71,3 64,3 57,0 47,0 40,3 34,3 30,6 23,11 20,14 13,18 6,24 3,31 3,38 0,41 0,65 3,72 3,79 6,82 10,89 13,92 20,96 23,99 30,103 34,106 40,106 47,109">
            <text:p/>
          </draw:polygon>
          <draw:line draw:style-name="gr2" draw:text-style-name="P1" draw:layer="layout" svg:x1="3.369cm" svg:y1="2.759cm" svg:x2="3.369cm" svg:y2="0.972cm">
            <text:p/>
          </draw:line>
          <draw:polygon draw:style-name="gr3" draw:text-style-name="P2" draw:layer="layout" svg:width="0.105cm" svg:height="0.109cm" svg:x="3.318cm" svg:y="0.918cm" svg:viewBox="0 0 106 110" draw:points="52,110 58,110 65,106 72,106 75,103 82,99 86,96 92,93 96,89 99,82 103,79 103,72 106,65 106,42 103,38 103,31 99,24 92,17 86,13 82,10 75,7 72,3 65,3 58,0 48,0 41,3 34,3 30,7 23,10 20,13 13,17 6,24 3,31 3,38 0,42 0,65 3,72 3,79 6,82 10,89 13,93 20,96 23,99 30,103 34,106 41,106 48,110">
            <text:p/>
          </draw:polygon>
          <draw:frame draw:style-name="gr4" draw:text-style-name="P4" draw:layer="layout" svg:width="0.338cm" svg:height="0.458cm" svg:x="9.855cm" svg:y="2.77cm">
            <draw:text-box>
              <text:p text:style-name="P3"><text:span text:style-name="T1">f</text:span></text:p>
            </draw:text-box>
          </draw:frame>
          <draw:frame draw:style-name="gr4" draw:text-style-name="P4" draw:layer="layout" svg:width="0.338cm" svg:height="0.458cm" svg:x="3.849cm" svg:y="2.968cm">
            <draw:text-box>
              <text:p text:style-name="P3"><text:span text:style-name="T1">f</text:span></text:p>
            </draw:text-box>
          </draw:frame>
          <draw:frame draw:style-name="gr5" draw:text-style-name="P5" draw:layer="layout" svg:width="0.197cm" svg:height="0.268cm" svg:x="3.98cm" svg:y="3.202cm">
            <draw:text-box>
              <text:p text:style-name="P3"><text:span text:style-name="T2">0</text:span></text:p>
            </draw:text-box>
          </draw:frame>
          <draw:frame draw:style-name="gr6" draw:text-style-name="P6" draw:layer="layout" svg:width="0.32cm" svg:height="0.416cm" svg:x="5.421cm" svg:y="2.8cm">
            <draw:text-box>
              <text:p text:style-name="P3"><text:span text:style-name="T3">/ 2</text:span></text:p>
            </draw:text-box>
          </draw:frame>
          <draw:frame draw:style-name="gr7" draw:text-style-name="P7" draw:layer="layout" svg:width="0.179cm" svg:height="0.247cm" svg:x="5.27cm" svg:y="3.017cm">
            <draw:text-box>
              <text:p text:style-name="P3"><text:span text:style-name="T4">s</text:span></text:p>
            </draw:text-box>
          </draw:frame>
          <draw:line draw:style-name="gr2" draw:text-style-name="P1" draw:layer="layout" svg:x1="5.45cm" svg:y1="2.742cm" svg:x2="5.45cm" svg:y2="2.868cm">
            <text:p/>
          </draw:line>
          <draw:line draw:style-name="gr2" draw:text-style-name="P1" draw:layer="layout" svg:x1="1.329cm" svg:y1="2.63cm" svg:x2="1.329cm" svg:y2="2.759cm">
            <text:p/>
          </draw:line>
          <draw:frame draw:style-name="gr6" draw:text-style-name="P6" draw:layer="layout" svg:width="0.31cm" svg:height="0.416cm" svg:x="5.166cm" svg:y="2.8cm">
            <draw:text-box>
              <text:p text:style-name="P3"><text:span text:style-name="T5">f</text:span></text:p>
            </draw:text-box>
          </draw:frame>
          <draw:frame draw:style-name="gr8" draw:text-style-name="P8" draw:layer="layout" svg:width="0.341cm" svg:height="0.462cm" svg:x="2.876cm" svg:y="2.814cm">
            <draw:text-box>
              <text:p text:style-name="P3"><text:span text:style-name="T6">f</text:span></text:p>
            </draw:text-box>
          </draw:frame>
          <draw:frame draw:style-name="gr9" draw:text-style-name="P5" draw:layer="layout" svg:width="0.198cm" svg:height="0.268cm" svg:x="3.005cm" svg:y="3.049cm">
            <draw:text-box>
              <text:p text:style-name="P3"><text:span text:style-name="T2">0</text:span></text:p>
            </draw:text-box>
          </draw:frame>
          <draw:frame draw:style-name="gr6" draw:text-style-name="P6" draw:layer="layout" svg:width="0.32cm" svg:height="0.416cm" svg:x="1.366cm" svg:y="2.8cm">
            <draw:text-box>
              <text:p text:style-name="P3"><text:span text:style-name="T3">/ 2</text:span></text:p>
            </draw:text-box>
          </draw:frame>
          <draw:frame draw:style-name="gr7" draw:text-style-name="P7" draw:layer="layout" svg:width="0.179cm" svg:height="0.247cm" svg:x="1.215cm" svg:y="3.017cm">
            <draw:text-box>
              <text:p text:style-name="P3"><text:span text:style-name="T4">s</text:span></text:p>
            </draw:text-box>
          </draw:frame>
          <draw:line draw:style-name="gr2" draw:text-style-name="P1" draw:layer="layout" svg:x1="7.449cm" svg:y1="2.759cm" svg:x2="7.449cm" svg:y2="0.972cm">
            <text:p/>
          </draw:line>
          <draw:polygon draw:style-name="gr3" draw:text-style-name="P2" draw:layer="layout" svg:width="0.105cm" svg:height="0.109cm" svg:x="7.398cm" svg:y="0.918cm" svg:viewBox="0 0 106 110" draw:points="51,110 59,110 66,106 72,106 76,103 83,99 86,96 93,93 96,89 100,82 103,79 103,72 106,65 106,42 103,38 103,31 100,24 93,17 86,13 83,10 76,7 72,3 66,3 59,0 48,0 41,3 34,3 31,7 24,10 20,13 14,17 7,24 3,31 3,38 0,42 0,65 3,72 3,79 7,82 10,89 14,93 20,96 24,99 31,103 34,106 41,106 48,110">
            <text:p/>
          </draw:polygon>
          <draw:line draw:style-name="gr2" draw:text-style-name="P1" draw:layer="layout" svg:x1="6.939cm" svg:y1="2.759cm" svg:x2="6.939cm" svg:y2="1.227cm">
            <text:p/>
          </draw:line>
          <draw:polygon draw:style-name="gr3" draw:text-style-name="P2" draw:layer="layout" svg:width="0.105cm" svg:height="0.109cm" svg:x="6.888cm" svg:y="1.173cm" svg:viewBox="0 0 106 110" draw:points="52,110 59,110 66,106 72,106 76,103 83,99 86,95 93,92 96,88 100,81 103,78 103,71 106,64 106,41 103,37 103,30 100,24 93,17 86,13 83,10 76,7 72,3 66,3 59,0 49,0 42,3 34,3 31,7 24,10 20,13 14,17 7,24 3,30 3,37 0,41 0,64 3,71 3,78 7,81 10,88 14,92 20,95 24,99 31,103 34,106 42,106 49,110">
            <text:p/>
          </draw:polygon>
          <draw:line draw:style-name="gr2" draw:text-style-name="P1" draw:layer="layout" svg:x1="7.959cm" svg:y1="2.759cm" svg:x2="7.959cm" svg:y2="1.227cm">
            <text:p/>
          </draw:line>
          <draw:polygon draw:style-name="gr3" draw:text-style-name="P2" draw:layer="layout" svg:width="0.105cm" svg:height="0.109cm" svg:x="7.908cm" svg:y="1.173cm" svg:viewBox="0 0 106 110" draw:points="51,110 58,110 65,106 72,106 76,103 83,99 86,95 93,92 96,88 100,81 103,78 103,71 106,64 106,41 103,37 103,30 100,24 93,17 86,13 83,10 76,7 72,3 65,3 58,0 48,0 41,3 34,3 31,7 24,10 20,13 14,17 7,24 3,30 3,37 0,41 0,64 3,71 3,78 7,81 10,88 14,92 20,95 24,99 31,103 34,106 41,106 48,110">
            <text:p/>
          </draw:polygon>
          <draw:line draw:style-name="gr2" draw:text-style-name="P1" draw:layer="layout" svg:x1="5.919cm" svg:y1="2.759cm" svg:x2="5.919cm" svg:y2="2.504cm">
            <text:p/>
          </draw:line>
          <draw:polygon draw:style-name="gr3" draw:text-style-name="P2" draw:layer="layout" svg:width="0.105cm" svg:height="0.108cm" svg:x="5.868cm" svg:y="2.45cm" svg:viewBox="0 0 106 109" draw:points="52,109 59,109 65,106 72,106 76,103 82,99 86,96 93,92 96,89 99,82 103,79 103,72 106,65 106,41 103,38 103,31 99,24 93,18 86,14 82,11 76,6 72,3 65,3 59,0 48,0 42,3 35,3 31,6 25,11 21,14 14,18 7,24 3,31 3,38 0,41 0,65 3,72 3,79 7,82 11,89 14,92 21,96 25,99 31,103 35,106 42,106 48,109">
            <text:p/>
          </draw:polygon>
          <draw:line draw:style-name="gr2" draw:text-style-name="P1" draw:layer="layout" svg:x1="8.979cm" svg:y1="2.759cm" svg:x2="8.979cm" svg:y2="2.504cm">
            <text:p/>
          </draw:line>
          <draw:polygon draw:style-name="gr3" draw:text-style-name="P2" draw:layer="layout" svg:width="0.106cm" svg:height="0.108cm" svg:x="8.928cm" svg:y="2.45cm" svg:viewBox="0 0 107 109" draw:points="51,109 58,109 65,106 71,106 75,103 82,99 85,96 92,92 95,89 100,82 103,79 103,72 107,65 107,41 103,38 103,31 100,24 92,18 85,14 82,11 75,6 71,3 65,3 58,0 48,0 41,3 34,3 31,6 24,11 21,14 14,18 7,24 3,31 3,38 0,41 0,65 3,72 3,79 7,82 10,89 14,92 21,96 24,99 31,103 34,106 41,106 48,109">
            <text:p/>
          </draw:polygon>
          <draw:line draw:style-name="gr2" draw:text-style-name="P1" draw:layer="layout" svg:x1="5.919cm" svg:y1="2.249cm" svg:x2="5.939cm" svg:y2="2.249cm">
            <text:p/>
          </draw:line>
          <draw:line draw:style-name="gr2" draw:text-style-name="P1" draw:layer="layout" svg:x1="6.041cm" svg:y1="2.249cm" svg:x2="6.062cm" svg:y2="2.249cm">
            <text:p/>
          </draw:line>
          <draw:line draw:style-name="gr2" draw:text-style-name="P1" draw:layer="layout" svg:x1="6.164cm" svg:y1="2.249cm" svg:x2="6.184cm" svg:y2="2.249cm">
            <text:p/>
          </draw:line>
          <draw:line draw:style-name="gr2" draw:text-style-name="P1" draw:layer="layout" svg:x1="6.286cm" svg:y1="2.249cm" svg:x2="6.303cm" svg:y2="2.249cm">
            <text:p/>
          </draw:line>
          <draw:line draw:style-name="gr2" draw:text-style-name="P1" draw:layer="layout" svg:x1="8.724cm" svg:y1="2.249cm" svg:x2="8.745cm" svg:y2="2.249cm">
            <text:p/>
          </draw:line>
          <draw:line draw:style-name="gr2" draw:text-style-name="P1" draw:layer="layout" svg:x1="8.846cm" svg:y1="2.249cm" svg:x2="8.867cm" svg:y2="2.249cm">
            <text:p/>
          </draw:line>
          <draw:line draw:style-name="gr2" draw:text-style-name="P1" draw:layer="layout" svg:x1="8.969cm" svg:y1="2.249cm" svg:x2="8.989cm" svg:y2="2.249cm">
            <text:p/>
          </draw:line>
          <draw:line draw:style-name="gr2" draw:text-style-name="P1" draw:layer="layout" svg:x1="9.091cm" svg:y1="2.249cm" svg:x2="9.108cm" svg:y2="2.249cm">
            <text:p/>
          </draw:line>
          <draw:line draw:style-name="gr10" draw:text-style-name="P1" draw:layer="layout" svg:x1="7.449cm" svg:y1="2.759cm" svg:x2="7.449cm" svg:y2="4.034cm">
            <text:p/>
          </draw:line>
          <draw:line draw:style-name="gr10" draw:text-style-name="P1" draw:layer="layout" svg:x1="3.505cm" svg:y1="3.779cm" svg:x2="7.313cm" svg:y2="3.779cm">
            <text:p/>
          </draw:line>
          <draw:path draw:style-name="gr3" draw:text-style-name="P2" draw:layer="layout" svg:width="4.08cm" svg:height="0.156cm" svg:x="3.369cm" svg:y="3.701cm" svg:viewBox="0 0 4081 157" svg:d="M156 0l-156 79 156 78zM3925 0l156 79-156 78z">
            <text:p/>
          </draw:path>
          <draw:frame draw:style-name="gr6" draw:text-style-name="P6" draw:layer="layout" svg:width="0.31cm" svg:height="0.416cm" svg:x="1.11cm" svg:y="2.8cm">
            <draw:text-box>
              <text:p text:style-name="P3"><text:span text:style-name="T5">f</text:span></text:p>
            </draw:text-box>
          </draw:frame>
          <draw:frame draw:style-name="gr8" draw:text-style-name="P8" draw:layer="layout" svg:width="0.341cm" svg:height="0.462cm" svg:x="7.601cm" svg:y="2.814cm">
            <draw:text-box>
              <text:p text:style-name="P3"><text:span text:style-name="T6">f</text:span></text:p>
            </draw:text-box>
          </draw:frame>
          <draw:frame draw:style-name="gr9" draw:text-style-name="P5" draw:layer="layout" svg:width="0.198cm" svg:height="0.268cm" svg:x="7.679cm" svg:y="3.049cm">
            <draw:text-box>
              <text:p text:style-name="P3"><text:span text:style-name="T7">s</text:span></text:p>
            </draw:text-box>
          </draw:frame>
          <draw:frame draw:style-name="gr7" draw:text-style-name="P7" draw:layer="layout" svg:width="0.179cm" svg:height="0.243cm" svg:x="5.797cm" svg:y="3.527cm">
            <draw:text-box>
              <text:p text:style-name="P3"><text:span text:style-name="T8">0</text:span></text:p>
            </draw:text-box>
          </draw:frame>
          <draw:frame draw:style-name="gr7" draw:text-style-name="P7" draw:layer="layout" svg:width="0.179cm" svg:height="0.247cm" svg:x="5.057cm" svg:y="3.527cm">
            <draw:text-box>
              <text:p text:style-name="P3"><text:span text:style-name="T4">s</text:span></text:p>
            </draw:text-box>
          </draw:frame>
          <draw:frame draw:style-name="gr6" draw:text-style-name="P6" draw:layer="layout" svg:width="0.31cm" svg:height="0.416cm" svg:x="4.952cm" svg:y="3.31cm">
            <draw:text-box>
              <text:p text:style-name="P3"><text:span text:style-name="T5">f</text:span></text:p>
            </draw:text-box>
          </draw:frame>
          <draw:frame draw:style-name="gr6" draw:text-style-name="P6" draw:layer="layout" svg:width="0.31cm" svg:height="0.416cm" svg:x="5.489cm" svg:y="3.31cm">
            <draw:text-box>
              <text:p text:style-name="P3"><text:span text:style-name="T5">Nf</text:span></text:p>
            </draw:text-box>
          </draw:frame>
          <draw:frame draw:style-name="gr4" draw:text-style-name="P4" draw:layer="layout" svg:width="0.338cm" svg:height="0.458cm" svg:x="6.511cm" svg:y="2.77cm">
            <draw:text-box>
              <text:p text:style-name="P3"><text:span text:style-name="T1">f</text:span></text:p>
            </draw:text-box>
          </draw:frame>
          <draw:frame draw:style-name="gr4" draw:text-style-name="P4" draw:layer="layout" svg:width="0.338cm" svg:height="0.458cm" svg:x="7.16cm" svg:y="2.77cm">
            <draw:text-box>
              <text:p text:style-name="P3"><text:span text:style-name="T1">f</text:span></text:p>
            </draw:text-box>
          </draw:frame>
          <draw:frame draw:style-name="gr5" draw:text-style-name="P5" draw:layer="layout" svg:width="0.197cm" svg:height="0.268cm" svg:x="6.649cm" svg:y="3.005cm">
            <draw:text-box>
              <text:p text:style-name="P3"><text:span text:style-name="T7">s</text:span></text:p>
            </draw:text-box>
          </draw:frame>
          <draw:frame draw:style-name="gr5" draw:text-style-name="P5" draw:layer="layout" svg:width="0.197cm" svg:height="0.268cm" svg:x="7.291cm" svg:y="3.005cm">
            <draw:text-box>
              <text:p text:style-name="P3"><text:span text:style-name="T2">0</text:span></text:p>
            </draw:text-box>
          </draw:frame>
          <draw:frame draw:style-name="gr8" draw:text-style-name="P8" draw:layer="layout" svg:width="0.341cm" svg:height="0.462cm" svg:x="7.856cm" svg:y="2.814cm">
            <draw:text-box>
              <text:p text:style-name="P3"><text:span text:style-name="T6">f</text:span></text:p>
            </draw:text-box>
          </draw:frame>
          <draw:frame draw:style-name="gr8" draw:text-style-name="P8" draw:layer="layout" svg:width="0.341cm" svg:height="0.462cm" svg:x="8.507cm" svg:y="2.814cm">
            <draw:text-box>
              <text:p text:style-name="P3"><text:span text:style-name="T6">f</text:span></text:p>
            </draw:text-box>
          </draw:frame>
          <draw:frame draw:style-name="gr9" draw:text-style-name="P5" draw:layer="layout" svg:width="0.198cm" svg:height="0.268cm" svg:x="7.942cm" svg:y="3.049cm">
            <draw:text-box>
              <text:p text:style-name="P3"><text:span text:style-name="T7">s</text:span></text:p>
            </draw:text-box>
          </draw:frame>
          <draw:line draw:style-name="gr2" draw:text-style-name="P1" draw:layer="layout" svg:x1="9.489cm" svg:y1="2.63cm" svg:x2="9.489cm" svg:y2="2.759cm">
            <text:p/>
          </draw:line>
          <draw:line draw:style-name="gr10" draw:text-style-name="P1" draw:layer="layout" svg:x1="3.234cm" svg:y1="0.314cm" svg:x2="3.234cm" svg:y2="0.692cm">
            <text:p/>
          </draw:line>
          <draw:line draw:style-name="gr10" draw:text-style-name="P1" draw:layer="layout" svg:x1="3.561cm" svg:y1="0.314cm" svg:x2="3.561cm" svg:y2="0.692cm">
            <text:p/>
          </draw:line>
          <draw:frame draw:style-name="gr9" draw:text-style-name="P5" draw:layer="layout" svg:width="0.198cm" svg:height="0.268cm" svg:x="8.638cm" svg:y="3.049cm">
            <draw:text-box>
              <text:p text:style-name="P3"><text:span text:style-name="T2">0</text:span></text:p>
            </draw:text-box>
          </draw:frame>
          <draw:frame draw:style-name="gr11" draw:text-style-name="P7" draw:layer="layout" svg:width="0.18cm" svg:height="0.247cm" svg:x="3.405cm" svg:y="0.471cm">
            <draw:text-box>
              <text:p text:style-name="P3"><text:span text:style-name="T4">k</text:span></text:p>
            </draw:text-box>
          </draw:frame>
          <draw:line draw:style-name="gr10" draw:text-style-name="P1" draw:layer="layout" svg:x1="1.329cm" svg:y1="2.759cm" svg:x2="1.329cm" svg:y2="2.752cm">
            <text:p/>
          </draw:line>
          <draw:line draw:style-name="gr10" draw:text-style-name="P1" draw:layer="layout" svg:x1="1.329cm" svg:y1="2.718cm" svg:x2="1.329cm" svg:y2="2.711cm">
            <text:p/>
          </draw:line>
          <draw:line draw:style-name="gr10" draw:text-style-name="P1" draw:layer="layout" svg:x1="1.329cm" svg:y1="2.677cm" svg:x2="1.329cm" svg:y2="2.671cm">
            <text:p/>
          </draw:line>
          <draw:line draw:style-name="gr10" draw:text-style-name="P1" draw:layer="layout" svg:x1="1.329cm" svg:y1="2.637cm" svg:x2="1.329cm" svg:y2="2.63cm">
            <text:p/>
          </draw:line>
          <draw:line draw:style-name="gr10" draw:text-style-name="P1" draw:layer="layout" svg:x1="1.329cm" svg:y1="2.596cm" svg:x2="1.329cm" svg:y2="2.589cm">
            <text:p/>
          </draw:line>
          <draw:line draw:style-name="gr10" draw:text-style-name="P1" draw:layer="layout" svg:x1="1.329cm" svg:y1="2.555cm" svg:x2="1.329cm" svg:y2="2.548cm">
            <text:p/>
          </draw:line>
          <draw:line draw:style-name="gr10" draw:text-style-name="P1" draw:layer="layout" svg:x1="1.329cm" svg:y1="2.514cm" svg:x2="1.329cm" svg:y2="2.507cm">
            <text:p/>
          </draw:line>
          <draw:line draw:style-name="gr10" draw:text-style-name="P1" draw:layer="layout" svg:x1="1.329cm" svg:y1="2.473cm" svg:x2="1.329cm" svg:y2="2.467cm">
            <text:p/>
          </draw:line>
          <draw:line draw:style-name="gr10" draw:text-style-name="P1" draw:layer="layout" svg:x1="1.329cm" svg:y1="2.433cm" svg:x2="1.329cm" svg:y2="2.426cm">
            <text:p/>
          </draw:line>
          <draw:line draw:style-name="gr10" draw:text-style-name="P1" draw:layer="layout" svg:x1="1.329cm" svg:y1="2.392cm" svg:x2="1.329cm" svg:y2="2.385cm">
            <text:p/>
          </draw:line>
          <draw:line draw:style-name="gr10" draw:text-style-name="P1" draw:layer="layout" svg:x1="1.329cm" svg:y1="2.351cm" svg:x2="1.329cm" svg:y2="2.344cm">
            <text:p/>
          </draw:line>
          <draw:line draw:style-name="gr10" draw:text-style-name="P1" draw:layer="layout" svg:x1="1.329cm" svg:y1="2.31cm" svg:x2="1.329cm" svg:y2="2.303cm">
            <text:p/>
          </draw:line>
          <draw:line draw:style-name="gr10" draw:text-style-name="P1" draw:layer="layout" svg:x1="1.329cm" svg:y1="2.269cm" svg:x2="1.329cm" svg:y2="2.263cm">
            <text:p/>
          </draw:line>
          <draw:line draw:style-name="gr10" draw:text-style-name="P1" draw:layer="layout" svg:x1="1.329cm" svg:y1="2.227cm" svg:x2="1.329cm" svg:y2="2.22cm">
            <text:p/>
          </draw:line>
          <draw:line draw:style-name="gr10" draw:text-style-name="P1" draw:layer="layout" svg:x1="1.329cm" svg:y1="2.186cm" svg:x2="1.329cm" svg:y2="2.179cm">
            <text:p/>
          </draw:line>
          <draw:line draw:style-name="gr10" draw:text-style-name="P1" draw:layer="layout" svg:x1="1.329cm" svg:y1="2.145cm" svg:x2="1.329cm" svg:y2="2.138cm">
            <text:p/>
          </draw:line>
          <draw:line draw:style-name="gr10" draw:text-style-name="P1" draw:layer="layout" svg:x1="1.329cm" svg:y1="2.104cm" svg:x2="1.329cm" svg:y2="2.098cm">
            <text:p/>
          </draw:line>
          <draw:line draw:style-name="gr10" draw:text-style-name="P1" draw:layer="layout" svg:x1="1.329cm" svg:y1="2.064cm" svg:x2="1.329cm" svg:y2="2.057cm">
            <text:p/>
          </draw:line>
          <draw:line draw:style-name="gr10" draw:text-style-name="P1" draw:layer="layout" svg:x1="1.329cm" svg:y1="2.023cm" svg:x2="1.329cm" svg:y2="2.016cm">
            <text:p/>
          </draw:line>
          <draw:line draw:style-name="gr10" draw:text-style-name="P1" draw:layer="layout" svg:x1="1.329cm" svg:y1="1.982cm" svg:x2="1.329cm" svg:y2="1.975cm">
            <text:p/>
          </draw:line>
          <draw:line draw:style-name="gr10" draw:text-style-name="P1" draw:layer="layout" svg:x1="1.329cm" svg:y1="1.941cm" svg:x2="1.329cm" svg:y2="1.934cm">
            <text:p/>
          </draw:line>
          <draw:line draw:style-name="gr10" draw:text-style-name="P1" draw:layer="layout" svg:x1="1.329cm" svg:y1="1.9cm" svg:x2="1.329cm" svg:y2="1.894cm">
            <text:p/>
          </draw:line>
          <draw:line draw:style-name="gr10" draw:text-style-name="P1" draw:layer="layout" svg:x1="1.329cm" svg:y1="1.86cm" svg:x2="1.329cm" svg:y2="1.853cm">
            <text:p/>
          </draw:line>
          <draw:line draw:style-name="gr10" draw:text-style-name="P1" draw:layer="layout" svg:x1="1.329cm" svg:y1="1.819cm" svg:x2="1.329cm" svg:y2="1.812cm">
            <text:p/>
          </draw:line>
          <draw:line draw:style-name="gr10" draw:text-style-name="P1" draw:layer="layout" svg:x1="1.329cm" svg:y1="1.778cm" svg:x2="1.329cm" svg:y2="1.771cm">
            <text:p/>
          </draw:line>
          <draw:line draw:style-name="gr10" draw:text-style-name="P1" draw:layer="layout" svg:x1="1.329cm" svg:y1="1.737cm" svg:x2="1.329cm" svg:y2="1.73cm">
            <text:p/>
          </draw:line>
          <draw:line draw:style-name="gr10" draw:text-style-name="P1" draw:layer="layout" svg:x1="1.329cm" svg:y1="1.696cm" svg:x2="1.329cm" svg:y2="1.69cm">
            <text:p/>
          </draw:line>
          <draw:line draw:style-name="gr10" draw:text-style-name="P1" draw:layer="layout" svg:x1="1.329cm" svg:y1="1.656cm" svg:x2="1.329cm" svg:y2="1.649cm">
            <text:p/>
          </draw:line>
          <draw:line draw:style-name="gr10" draw:text-style-name="P1" draw:layer="layout" svg:x1="1.329cm" svg:y1="1.615cm" svg:x2="1.329cm" svg:y2="1.608cm">
            <text:p/>
          </draw:line>
          <draw:line draw:style-name="gr10" draw:text-style-name="P1" draw:layer="layout" svg:x1="1.329cm" svg:y1="1.574cm" svg:x2="1.329cm" svg:y2="1.567cm">
            <text:p/>
          </draw:line>
          <draw:line draw:style-name="gr10" draw:text-style-name="P1" draw:layer="layout" svg:x1="1.329cm" svg:y1="1.533cm" svg:x2="1.329cm" svg:y2="1.526cm">
            <text:p/>
          </draw:line>
          <draw:line draw:style-name="gr10" draw:text-style-name="P1" draw:layer="layout" svg:x1="1.329cm" svg:y1="1.492cm" svg:x2="1.329cm" svg:y2="1.486cm">
            <text:p/>
          </draw:line>
          <draw:line draw:style-name="gr10" draw:text-style-name="P1" draw:layer="layout" svg:x1="1.329cm" svg:y1="1.452cm" svg:x2="1.329cm" svg:y2="1.445cm">
            <text:p/>
          </draw:line>
          <draw:line draw:style-name="gr10" draw:text-style-name="P1" draw:layer="layout" svg:x1="1.329cm" svg:y1="1.411cm" svg:x2="1.329cm" svg:y2="1.404cm">
            <text:p/>
          </draw:line>
          <draw:line draw:style-name="gr10" draw:text-style-name="P1" draw:layer="layout" svg:x1="1.329cm" svg:y1="1.37cm" svg:x2="1.329cm" svg:y2="1.363cm">
            <text:p/>
          </draw:line>
          <draw:line draw:style-name="gr10" draw:text-style-name="P1" draw:layer="layout" svg:x1="1.329cm" svg:y1="1.329cm" svg:x2="1.329cm" svg:y2="1.322cm">
            <text:p/>
          </draw:line>
          <draw:line draw:style-name="gr10" draw:text-style-name="P1" draw:layer="layout" svg:x1="1.329cm" svg:y1="1.288cm" svg:x2="1.329cm" svg:y2="1.282cm">
            <text:p/>
          </draw:line>
          <draw:line draw:style-name="gr10" draw:text-style-name="P1" draw:layer="layout" svg:x1="1.329cm" svg:y1="1.248cm" svg:x2="1.329cm" svg:y2="1.241cm">
            <text:p/>
          </draw:line>
          <draw:line draw:style-name="gr10" draw:text-style-name="P1" draw:layer="layout" svg:x1="1.329cm" svg:y1="1.207cm" svg:x2="1.329cm" svg:y2="1.2cm">
            <text:p/>
          </draw:line>
          <draw:line draw:style-name="gr10" draw:text-style-name="P1" draw:layer="layout" svg:x1="1.329cm" svg:y1="1.166cm" svg:x2="1.329cm" svg:y2="1.159cm">
            <text:p/>
          </draw:line>
          <draw:line draw:style-name="gr10" draw:text-style-name="P1" draw:layer="layout" svg:x1="1.329cm" svg:y1="1.125cm" svg:x2="1.329cm" svg:y2="1.118cm">
            <text:p/>
          </draw:line>
          <draw:line draw:style-name="gr10" draw:text-style-name="P1" draw:layer="layout" svg:x1="1.329cm" svg:y1="1.084cm" svg:x2="1.329cm" svg:y2="1.077cm">
            <text:p/>
          </draw:line>
          <draw:line draw:style-name="gr10" draw:text-style-name="P1" draw:layer="layout" svg:x1="1.329cm" svg:y1="1.043cm" svg:x2="1.329cm" svg:y2="1.037cm">
            <text:p/>
          </draw:line>
          <draw:line draw:style-name="gr10" draw:text-style-name="P1" draw:layer="layout" svg:x1="1.346cm" svg:y1="1.02cm" svg:x2="1.352cm" svg:y2="1.02cm">
            <text:p/>
          </draw:line>
          <draw:line draw:style-name="gr10" draw:text-style-name="P1" draw:layer="layout" svg:x1="1.386cm" svg:y1="1.02cm" svg:x2="1.393cm" svg:y2="1.02cm">
            <text:p/>
          </draw:line>
          <draw:line draw:style-name="gr10" draw:text-style-name="P1" draw:layer="layout" svg:x1="1.427cm" svg:y1="1.02cm" svg:x2="1.434cm" svg:y2="1.02cm">
            <text:p/>
          </draw:line>
          <draw:line draw:style-name="gr10" draw:text-style-name="P1" draw:layer="layout" svg:x1="1.468cm" svg:y1="1.02cm" svg:x2="1.475cm" svg:y2="1.02cm">
            <text:p/>
          </draw:line>
          <draw:line draw:style-name="gr10" draw:text-style-name="P1" draw:layer="layout" svg:x1="1.509cm" svg:y1="1.02cm" svg:x2="1.516cm" svg:y2="1.02cm">
            <text:p/>
          </draw:line>
          <draw:line draw:style-name="gr10" draw:text-style-name="P1" draw:layer="layout" svg:x1="1.55cm" svg:y1="1.02cm" svg:x2="1.556cm" svg:y2="1.02cm">
            <text:p/>
          </draw:line>
          <draw:line draw:style-name="gr10" draw:text-style-name="P1" draw:layer="layout" svg:x1="1.59cm" svg:y1="1.02cm" svg:x2="1.597cm" svg:y2="1.02cm">
            <text:p/>
          </draw:line>
          <draw:line draw:style-name="gr10" draw:text-style-name="P1" draw:layer="layout" svg:x1="1.631cm" svg:y1="1.02cm" svg:x2="1.638cm" svg:y2="1.02cm">
            <text:p/>
          </draw:line>
          <draw:line draw:style-name="gr10" draw:text-style-name="P1" draw:layer="layout" svg:x1="1.672cm" svg:y1="1.02cm" svg:x2="1.679cm" svg:y2="1.02cm">
            <text:p/>
          </draw:line>
          <draw:line draw:style-name="gr10" draw:text-style-name="P1" draw:layer="layout" svg:x1="1.713cm" svg:y1="1.02cm" svg:x2="1.72cm" svg:y2="1.02cm">
            <text:p/>
          </draw:line>
          <draw:line draw:style-name="gr10" draw:text-style-name="P1" draw:layer="layout" svg:x1="1.754cm" svg:y1="1.02cm" svg:x2="1.76cm" svg:y2="1.02cm">
            <text:p/>
          </draw:line>
          <draw:line draw:style-name="gr10" draw:text-style-name="P1" draw:layer="layout" svg:x1="1.794cm" svg:y1="1.02cm" svg:x2="1.801cm" svg:y2="1.02cm">
            <text:p/>
          </draw:line>
          <draw:line draw:style-name="gr10" draw:text-style-name="P1" draw:layer="layout" svg:x1="1.835cm" svg:y1="1.02cm" svg:x2="1.842cm" svg:y2="1.02cm">
            <text:p/>
          </draw:line>
          <draw:line draw:style-name="gr10" draw:text-style-name="P1" draw:layer="layout" svg:x1="1.876cm" svg:y1="1.02cm" svg:x2="1.883cm" svg:y2="1.02cm">
            <text:p/>
          </draw:line>
          <draw:line draw:style-name="gr10" draw:text-style-name="P1" draw:layer="layout" svg:x1="1.917cm" svg:y1="1.02cm" svg:x2="1.924cm" svg:y2="1.02cm">
            <text:p/>
          </draw:line>
          <draw:line draw:style-name="gr10" draw:text-style-name="P1" draw:layer="layout" svg:x1="1.958cm" svg:y1="1.02cm" svg:x2="1.964cm" svg:y2="1.02cm">
            <text:p/>
          </draw:line>
          <draw:line draw:style-name="gr10" draw:text-style-name="P1" draw:layer="layout" svg:x1="1.998cm" svg:y1="1.02cm" svg:x2="2.005cm" svg:y2="1.02cm">
            <text:p/>
          </draw:line>
          <draw:line draw:style-name="gr10" draw:text-style-name="P1" draw:layer="layout" svg:x1="2.039cm" svg:y1="1.02cm" svg:x2="2.046cm" svg:y2="1.02cm">
            <text:p/>
          </draw:line>
          <draw:line draw:style-name="gr10" draw:text-style-name="P1" draw:layer="layout" svg:x1="2.08cm" svg:y1="1.02cm" svg:x2="2.087cm" svg:y2="1.02cm">
            <text:p/>
          </draw:line>
          <draw:line draw:style-name="gr10" draw:text-style-name="P1" draw:layer="layout" svg:x1="2.121cm" svg:y1="1.02cm" svg:x2="2.128cm" svg:y2="1.02cm">
            <text:p/>
          </draw:line>
          <draw:line draw:style-name="gr10" draw:text-style-name="P1" draw:layer="layout" svg:x1="2.162cm" svg:y1="1.02cm" svg:x2="2.169cm" svg:y2="1.02cm">
            <text:p/>
          </draw:line>
          <draw:line draw:style-name="gr10" draw:text-style-name="P1" draw:layer="layout" svg:x1="2.203cm" svg:y1="1.02cm" svg:x2="2.209cm" svg:y2="1.02cm">
            <text:p/>
          </draw:line>
          <draw:line draw:style-name="gr10" draw:text-style-name="P1" draw:layer="layout" svg:x1="2.243cm" svg:y1="1.02cm" svg:x2="2.25cm" svg:y2="1.02cm">
            <text:p/>
          </draw:line>
          <draw:line draw:style-name="gr10" draw:text-style-name="P1" draw:layer="layout" svg:x1="2.284cm" svg:y1="1.02cm" svg:x2="2.291cm" svg:y2="1.02cm">
            <text:p/>
          </draw:line>
          <draw:line draw:style-name="gr10" draw:text-style-name="P1" draw:layer="layout" svg:x1="2.325cm" svg:y1="1.02cm" svg:x2="2.332cm" svg:y2="1.02cm">
            <text:p/>
          </draw:line>
          <draw:line draw:style-name="gr10" draw:text-style-name="P1" draw:layer="layout" svg:x1="2.366cm" svg:y1="1.02cm" svg:x2="2.373cm" svg:y2="1.02cm">
            <text:p/>
          </draw:line>
          <draw:line draw:style-name="gr10" draw:text-style-name="P1" draw:layer="layout" svg:x1="2.407cm" svg:y1="1.02cm" svg:x2="2.413cm" svg:y2="1.02cm">
            <text:p/>
          </draw:line>
          <draw:line draw:style-name="gr10" draw:text-style-name="P1" draw:layer="layout" svg:x1="2.447cm" svg:y1="1.02cm" svg:x2="2.454cm" svg:y2="1.02cm">
            <text:p/>
          </draw:line>
          <draw:line draw:style-name="gr10" draw:text-style-name="P1" draw:layer="layout" svg:x1="2.488cm" svg:y1="1.02cm" svg:x2="2.495cm" svg:y2="1.02cm">
            <text:p/>
          </draw:line>
          <draw:line draw:style-name="gr10" draw:text-style-name="P1" draw:layer="layout" svg:x1="2.529cm" svg:y1="1.02cm" svg:x2="2.536cm" svg:y2="1.02cm">
            <text:p/>
          </draw:line>
          <draw:line draw:style-name="gr10" draw:text-style-name="P1" draw:layer="layout" svg:x1="2.57cm" svg:y1="1.02cm" svg:x2="2.577cm" svg:y2="1.02cm">
            <text:p/>
          </draw:line>
          <draw:line draw:style-name="gr10" draw:text-style-name="P1" draw:layer="layout" svg:x1="2.611cm" svg:y1="1.02cm" svg:x2="2.617cm" svg:y2="1.02cm">
            <text:p/>
          </draw:line>
          <draw:line draw:style-name="gr10" draw:text-style-name="P1" draw:layer="layout" svg:x1="2.651cm" svg:y1="1.02cm" svg:x2="2.658cm" svg:y2="1.02cm">
            <text:p/>
          </draw:line>
          <draw:line draw:style-name="gr10" draw:text-style-name="P1" draw:layer="layout" svg:x1="2.692cm" svg:y1="1.02cm" svg:x2="2.699cm" svg:y2="1.02cm">
            <text:p/>
          </draw:line>
          <draw:line draw:style-name="gr10" draw:text-style-name="P1" draw:layer="layout" svg:x1="2.733cm" svg:y1="1.02cm" svg:x2="2.74cm" svg:y2="1.02cm">
            <text:p/>
          </draw:line>
          <draw:line draw:style-name="gr10" draw:text-style-name="P1" draw:layer="layout" svg:x1="2.774cm" svg:y1="1.02cm" svg:x2="2.781cm" svg:y2="1.02cm">
            <text:p/>
          </draw:line>
          <draw:line draw:style-name="gr10" draw:text-style-name="P1" draw:layer="layout" svg:x1="2.815cm" svg:y1="1.02cm" svg:x2="2.821cm" svg:y2="1.02cm">
            <text:p/>
          </draw:line>
          <draw:line draw:style-name="gr10" draw:text-style-name="P1" draw:layer="layout" svg:x1="2.855cm" svg:y1="1.02cm" svg:x2="2.862cm" svg:y2="1.02cm">
            <text:p/>
          </draw:line>
          <draw:line draw:style-name="gr10" draw:text-style-name="P1" draw:layer="layout" svg:x1="2.896cm" svg:y1="1.02cm" svg:x2="2.903cm" svg:y2="1.02cm">
            <text:p/>
          </draw:line>
          <draw:line draw:style-name="gr10" draw:text-style-name="P1" draw:layer="layout" svg:x1="2.937cm" svg:y1="1.02cm" svg:x2="2.944cm" svg:y2="1.02cm">
            <text:p/>
          </draw:line>
          <draw:line draw:style-name="gr10" draw:text-style-name="P1" draw:layer="layout" svg:x1="2.978cm" svg:y1="1.02cm" svg:x2="2.985cm" svg:y2="1.02cm">
            <text:p/>
          </draw:line>
          <draw:line draw:style-name="gr10" draw:text-style-name="P1" draw:layer="layout" svg:x1="3.019cm" svg:y1="1.02cm" svg:x2="3.025cm" svg:y2="1.02cm">
            <text:p/>
          </draw:line>
          <draw:line draw:style-name="gr10" draw:text-style-name="P1" draw:layer="layout" svg:x1="3.059cm" svg:y1="1.02cm" svg:x2="3.066cm" svg:y2="1.02cm">
            <text:p/>
          </draw:line>
          <draw:line draw:style-name="gr10" draw:text-style-name="P1" draw:layer="layout" svg:x1="3.1cm" svg:y1="1.02cm" svg:x2="3.107cm" svg:y2="1.02cm">
            <text:p/>
          </draw:line>
          <draw:line draw:style-name="gr10" draw:text-style-name="P1" draw:layer="layout" svg:x1="3.141cm" svg:y1="1.02cm" svg:x2="3.148cm" svg:y2="1.02cm">
            <text:p/>
          </draw:line>
          <draw:line draw:style-name="gr10" draw:text-style-name="P1" draw:layer="layout" svg:x1="3.182cm" svg:y1="1.02cm" svg:x2="3.189cm" svg:y2="1.02cm">
            <text:p/>
          </draw:line>
          <draw:line draw:style-name="gr10" draw:text-style-name="P1" draw:layer="layout" svg:x1="3.223cm" svg:y1="1.02cm" svg:x2="3.23cm" svg:y2="1.02cm">
            <text:p/>
          </draw:line>
          <draw:line draw:style-name="gr10" draw:text-style-name="P1" draw:layer="layout" svg:x1="3.264cm" svg:y1="1.02cm" svg:x2="3.27cm" svg:y2="1.02cm">
            <text:p/>
          </draw:line>
          <draw:line draw:style-name="gr10" draw:text-style-name="P1" draw:layer="layout" svg:x1="3.304cm" svg:y1="1.02cm" svg:x2="3.311cm" svg:y2="1.02cm">
            <text:p/>
          </draw:line>
          <draw:line draw:style-name="gr10" draw:text-style-name="P1" draw:layer="layout" svg:x1="3.345cm" svg:y1="1.02cm" svg:x2="3.352cm" svg:y2="1.02cm">
            <text:p/>
          </draw:line>
          <draw:line draw:style-name="gr10" draw:text-style-name="P1" draw:layer="layout" svg:x1="3.386cm" svg:y1="1.02cm" svg:x2="3.393cm" svg:y2="1.02cm">
            <text:p/>
          </draw:line>
          <draw:line draw:style-name="gr10" draw:text-style-name="P1" draw:layer="layout" svg:x1="3.427cm" svg:y1="1.02cm" svg:x2="3.434cm" svg:y2="1.02cm">
            <text:p/>
          </draw:line>
          <draw:line draw:style-name="gr10" draw:text-style-name="P1" draw:layer="layout" svg:x1="3.468cm" svg:y1="1.02cm" svg:x2="3.474cm" svg:y2="1.02cm">
            <text:p/>
          </draw:line>
          <draw:line draw:style-name="gr10" draw:text-style-name="P1" draw:layer="layout" svg:x1="3.508cm" svg:y1="1.02cm" svg:x2="3.515cm" svg:y2="1.02cm">
            <text:p/>
          </draw:line>
          <draw:line draw:style-name="gr10" draw:text-style-name="P1" draw:layer="layout" svg:x1="3.549cm" svg:y1="1.02cm" svg:x2="3.556cm" svg:y2="1.02cm">
            <text:p/>
          </draw:line>
          <draw:line draw:style-name="gr10" draw:text-style-name="P1" draw:layer="layout" svg:x1="3.59cm" svg:y1="1.02cm" svg:x2="3.597cm" svg:y2="1.02cm">
            <text:p/>
          </draw:line>
          <draw:line draw:style-name="gr10" draw:text-style-name="P1" draw:layer="layout" svg:x1="3.631cm" svg:y1="1.02cm" svg:x2="3.638cm" svg:y2="1.02cm">
            <text:p/>
          </draw:line>
          <draw:line draw:style-name="gr10" draw:text-style-name="P1" draw:layer="layout" svg:x1="3.672cm" svg:y1="1.02cm" svg:x2="3.678cm" svg:y2="1.02cm">
            <text:p/>
          </draw:line>
          <draw:line draw:style-name="gr10" draw:text-style-name="P1" draw:layer="layout" svg:x1="3.712cm" svg:y1="1.02cm" svg:x2="3.719cm" svg:y2="1.02cm">
            <text:p/>
          </draw:line>
          <draw:line draw:style-name="gr10" draw:text-style-name="P1" draw:layer="layout" svg:x1="3.753cm" svg:y1="1.02cm" svg:x2="3.76cm" svg:y2="1.02cm">
            <text:p/>
          </draw:line>
          <draw:line draw:style-name="gr10" draw:text-style-name="P1" draw:layer="layout" svg:x1="3.794cm" svg:y1="1.02cm" svg:x2="3.801cm" svg:y2="1.02cm">
            <text:p/>
          </draw:line>
          <draw:line draw:style-name="gr10" draw:text-style-name="P1" draw:layer="layout" svg:x1="3.835cm" svg:y1="1.02cm" svg:x2="3.842cm" svg:y2="1.02cm">
            <text:p/>
          </draw:line>
          <draw:line draw:style-name="gr10" draw:text-style-name="P1" draw:layer="layout" svg:x1="3.876cm" svg:y1="1.02cm" svg:x2="3.882cm" svg:y2="1.02cm">
            <text:p/>
          </draw:line>
          <draw:line draw:style-name="gr10" draw:text-style-name="P1" draw:layer="layout" svg:x1="3.916cm" svg:y1="1.02cm" svg:x2="3.923cm" svg:y2="1.02cm">
            <text:p/>
          </draw:line>
          <draw:line draw:style-name="gr10" draw:text-style-name="P1" draw:layer="layout" svg:x1="3.957cm" svg:y1="1.02cm" svg:x2="3.964cm" svg:y2="1.02cm">
            <text:p/>
          </draw:line>
          <draw:line draw:style-name="gr10" draw:text-style-name="P1" draw:layer="layout" svg:x1="3.998cm" svg:y1="1.02cm" svg:x2="4.005cm" svg:y2="1.02cm">
            <text:p/>
          </draw:line>
          <draw:line draw:style-name="gr10" draw:text-style-name="P1" draw:layer="layout" svg:x1="4.039cm" svg:y1="1.02cm" svg:x2="4.046cm" svg:y2="1.02cm">
            <text:p/>
          </draw:line>
          <draw:line draw:style-name="gr10" draw:text-style-name="P1" draw:layer="layout" svg:x1="4.08cm" svg:y1="1.02cm" svg:x2="4.086cm" svg:y2="1.02cm">
            <text:p/>
          </draw:line>
          <draw:line draw:style-name="gr10" draw:text-style-name="P1" draw:layer="layout" svg:x1="4.12cm" svg:y1="1.02cm" svg:x2="4.127cm" svg:y2="1.02cm">
            <text:p/>
          </draw:line>
          <draw:line draw:style-name="gr10" draw:text-style-name="P1" draw:layer="layout" svg:x1="4.161cm" svg:y1="1.02cm" svg:x2="4.168cm" svg:y2="1.02cm">
            <text:p/>
          </draw:line>
          <draw:line draw:style-name="gr10" draw:text-style-name="P1" draw:layer="layout" svg:x1="4.202cm" svg:y1="1.02cm" svg:x2="4.209cm" svg:y2="1.02cm">
            <text:p/>
          </draw:line>
          <draw:line draw:style-name="gr10" draw:text-style-name="P1" draw:layer="layout" svg:x1="4.243cm" svg:y1="1.02cm" svg:x2="4.25cm" svg:y2="1.02cm">
            <text:p/>
          </draw:line>
          <draw:line draw:style-name="gr10" draw:text-style-name="P1" draw:layer="layout" svg:x1="4.284cm" svg:y1="1.02cm" svg:x2="4.291cm" svg:y2="1.02cm">
            <text:p/>
          </draw:line>
          <draw:line draw:style-name="gr10" draw:text-style-name="P1" draw:layer="layout" svg:x1="4.324cm" svg:y1="1.02cm" svg:x2="4.331cm" svg:y2="1.02cm">
            <text:p/>
          </draw:line>
          <draw:line draw:style-name="gr10" draw:text-style-name="P1" draw:layer="layout" svg:x1="4.365cm" svg:y1="1.02cm" svg:x2="4.372cm" svg:y2="1.02cm">
            <text:p/>
          </draw:line>
          <draw:line draw:style-name="gr10" draw:text-style-name="P1" draw:layer="layout" svg:x1="4.406cm" svg:y1="1.02cm" svg:x2="4.413cm" svg:y2="1.02cm">
            <text:p/>
          </draw:line>
          <draw:line draw:style-name="gr10" draw:text-style-name="P1" draw:layer="layout" svg:x1="4.447cm" svg:y1="1.02cm" svg:x2="4.454cm" svg:y2="1.02cm">
            <text:p/>
          </draw:line>
          <draw:line draw:style-name="gr10" draw:text-style-name="P1" draw:layer="layout" svg:x1="4.488cm" svg:y1="1.02cm" svg:x2="4.495cm" svg:y2="1.02cm">
            <text:p/>
          </draw:line>
          <draw:line draw:style-name="gr10" draw:text-style-name="P1" draw:layer="layout" svg:x1="4.529cm" svg:y1="1.02cm" svg:x2="4.535cm" svg:y2="1.02cm">
            <text:p/>
          </draw:line>
          <draw:line draw:style-name="gr10" draw:text-style-name="P1" draw:layer="layout" svg:x1="4.569cm" svg:y1="1.02cm" svg:x2="4.576cm" svg:y2="1.02cm">
            <text:p/>
          </draw:line>
          <draw:line draw:style-name="gr10" draw:text-style-name="P1" draw:layer="layout" svg:x1="4.61cm" svg:y1="1.02cm" svg:x2="4.617cm" svg:y2="1.02cm">
            <text:p/>
          </draw:line>
          <draw:line draw:style-name="gr10" draw:text-style-name="P1" draw:layer="layout" svg:x1="4.651cm" svg:y1="1.02cm" svg:x2="4.658cm" svg:y2="1.02cm">
            <text:p/>
          </draw:line>
          <draw:line draw:style-name="gr10" draw:text-style-name="P1" draw:layer="layout" svg:x1="4.692cm" svg:y1="1.02cm" svg:x2="4.699cm" svg:y2="1.02cm">
            <text:p/>
          </draw:line>
          <draw:line draw:style-name="gr10" draw:text-style-name="P1" draw:layer="layout" svg:x1="4.733cm" svg:y1="1.02cm" svg:x2="4.739cm" svg:y2="1.02cm">
            <text:p/>
          </draw:line>
          <draw:line draw:style-name="gr10" draw:text-style-name="P1" draw:layer="layout" svg:x1="4.773cm" svg:y1="1.02cm" svg:x2="4.78cm" svg:y2="1.02cm">
            <text:p/>
          </draw:line>
          <draw:line draw:style-name="gr10" draw:text-style-name="P1" draw:layer="layout" svg:x1="4.814cm" svg:y1="1.02cm" svg:x2="4.821cm" svg:y2="1.02cm">
            <text:p/>
          </draw:line>
          <draw:line draw:style-name="gr10" draw:text-style-name="P1" draw:layer="layout" svg:x1="4.855cm" svg:y1="1.02cm" svg:x2="4.862cm" svg:y2="1.02cm">
            <text:p/>
          </draw:line>
          <draw:line draw:style-name="gr10" draw:text-style-name="P1" draw:layer="layout" svg:x1="4.896cm" svg:y1="1.02cm" svg:x2="4.903cm" svg:y2="1.02cm">
            <text:p/>
          </draw:line>
          <draw:line draw:style-name="gr10" draw:text-style-name="P1" draw:layer="layout" svg:x1="4.937cm" svg:y1="1.02cm" svg:x2="4.943cm" svg:y2="1.02cm">
            <text:p/>
          </draw:line>
          <draw:line draw:style-name="gr10" draw:text-style-name="P1" draw:layer="layout" svg:x1="4.977cm" svg:y1="1.02cm" svg:x2="4.984cm" svg:y2="1.02cm">
            <text:p/>
          </draw:line>
          <draw:line draw:style-name="gr10" draw:text-style-name="P1" draw:layer="layout" svg:x1="5.018cm" svg:y1="1.02cm" svg:x2="5.025cm" svg:y2="1.02cm">
            <text:p/>
          </draw:line>
          <draw:line draw:style-name="gr10" draw:text-style-name="P1" draw:layer="layout" svg:x1="5.059cm" svg:y1="1.02cm" svg:x2="5.066cm" svg:y2="1.02cm">
            <text:p/>
          </draw:line>
          <draw:line draw:style-name="gr10" draw:text-style-name="P1" draw:layer="layout" svg:x1="5.1cm" svg:y1="1.02cm" svg:x2="5.107cm" svg:y2="1.02cm">
            <text:p/>
          </draw:line>
          <draw:line draw:style-name="gr10" draw:text-style-name="P1" draw:layer="layout" svg:x1="5.141cm" svg:y1="1.02cm" svg:x2="5.147cm" svg:y2="1.02cm">
            <text:p/>
          </draw:line>
          <draw:line draw:style-name="gr10" draw:text-style-name="P1" draw:layer="layout" svg:x1="5.181cm" svg:y1="1.02cm" svg:x2="5.188cm" svg:y2="1.02cm">
            <text:p/>
          </draw:line>
          <draw:line draw:style-name="gr10" draw:text-style-name="P1" draw:layer="layout" svg:x1="5.222cm" svg:y1="1.02cm" svg:x2="5.229cm" svg:y2="1.02cm">
            <text:p/>
          </draw:line>
          <draw:line draw:style-name="gr10" draw:text-style-name="P1" draw:layer="layout" svg:x1="5.263cm" svg:y1="1.02cm" svg:x2="5.27cm" svg:y2="1.02cm">
            <text:p/>
          </draw:line>
          <draw:line draw:style-name="gr10" draw:text-style-name="P1" draw:layer="layout" svg:x1="5.304cm" svg:y1="1.02cm" svg:x2="5.311cm" svg:y2="1.02cm">
            <text:p/>
          </draw:line>
          <draw:line draw:style-name="gr10" draw:text-style-name="P1" draw:layer="layout" svg:x1="5.345cm" svg:y1="1.02cm" svg:x2="5.351cm" svg:y2="1.02cm">
            <text:p/>
          </draw:line>
          <draw:line draw:style-name="gr10" draw:text-style-name="P1" draw:layer="layout" svg:x1="5.385cm" svg:y1="1.02cm" svg:x2="5.392cm" svg:y2="1.02cm">
            <text:p/>
          </draw:line>
          <draw:line draw:style-name="gr10" draw:text-style-name="P1" draw:layer="layout" svg:x1="5.409cm" svg:y1="1.037cm" svg:x2="5.409cm" svg:y2="1.043cm">
            <text:p/>
          </draw:line>
          <draw:line draw:style-name="gr10" draw:text-style-name="P1" draw:layer="layout" svg:x1="5.409cm" svg:y1="1.077cm" svg:x2="5.409cm" svg:y2="1.084cm">
            <text:p/>
          </draw:line>
          <draw:line draw:style-name="gr10" draw:text-style-name="P1" draw:layer="layout" svg:x1="5.409cm" svg:y1="1.118cm" svg:x2="5.409cm" svg:y2="1.125cm">
            <text:p/>
          </draw:line>
          <draw:line draw:style-name="gr10" draw:text-style-name="P1" draw:layer="layout" svg:x1="5.409cm" svg:y1="1.159cm" svg:x2="5.409cm" svg:y2="1.166cm">
            <text:p/>
          </draw:line>
          <draw:line draw:style-name="gr10" draw:text-style-name="P1" draw:layer="layout" svg:x1="5.409cm" svg:y1="1.2cm" svg:x2="5.409cm" svg:y2="1.207cm">
            <text:p/>
          </draw:line>
          <draw:line draw:style-name="gr10" draw:text-style-name="P1" draw:layer="layout" svg:x1="5.409cm" svg:y1="1.241cm" svg:x2="5.409cm" svg:y2="1.248cm">
            <text:p/>
          </draw:line>
          <draw:line draw:style-name="gr10" draw:text-style-name="P1" draw:layer="layout" svg:x1="5.409cm" svg:y1="1.282cm" svg:x2="5.409cm" svg:y2="1.288cm">
            <text:p/>
          </draw:line>
          <draw:line draw:style-name="gr10" draw:text-style-name="P1" draw:layer="layout" svg:x1="5.409cm" svg:y1="1.322cm" svg:x2="5.409cm" svg:y2="1.329cm">
            <text:p/>
          </draw:line>
          <draw:line draw:style-name="gr10" draw:text-style-name="P1" draw:layer="layout" svg:x1="5.409cm" svg:y1="1.363cm" svg:x2="5.409cm" svg:y2="1.37cm">
            <text:p/>
          </draw:line>
          <draw:line draw:style-name="gr10" draw:text-style-name="P1" draw:layer="layout" svg:x1="5.409cm" svg:y1="1.404cm" svg:x2="5.409cm" svg:y2="1.411cm">
            <text:p/>
          </draw:line>
          <draw:line draw:style-name="gr10" draw:text-style-name="P1" draw:layer="layout" svg:x1="5.409cm" svg:y1="1.445cm" svg:x2="5.409cm" svg:y2="1.452cm">
            <text:p/>
          </draw:line>
          <draw:line draw:style-name="gr10" draw:text-style-name="P1" draw:layer="layout" svg:x1="5.409cm" svg:y1="1.486cm" svg:x2="5.409cm" svg:y2="1.492cm">
            <text:p/>
          </draw:line>
          <draw:line draw:style-name="gr10" draw:text-style-name="P1" draw:layer="layout" svg:x1="5.409cm" svg:y1="1.526cm" svg:x2="5.409cm" svg:y2="1.533cm">
            <text:p/>
          </draw:line>
          <draw:line draw:style-name="gr10" draw:text-style-name="P1" draw:layer="layout" svg:x1="5.409cm" svg:y1="1.567cm" svg:x2="5.409cm" svg:y2="1.574cm">
            <text:p/>
          </draw:line>
          <draw:line draw:style-name="gr10" draw:text-style-name="P1" draw:layer="layout" svg:x1="5.409cm" svg:y1="1.608cm" svg:x2="5.409cm" svg:y2="1.615cm">
            <text:p/>
          </draw:line>
          <draw:line draw:style-name="gr10" draw:text-style-name="P1" draw:layer="layout" svg:x1="5.409cm" svg:y1="1.649cm" svg:x2="5.409cm" svg:y2="1.656cm">
            <text:p/>
          </draw:line>
          <draw:line draw:style-name="gr10" draw:text-style-name="P1" draw:layer="layout" svg:x1="5.409cm" svg:y1="1.69cm" svg:x2="5.409cm" svg:y2="1.696cm">
            <text:p/>
          </draw:line>
          <draw:line draw:style-name="gr10" draw:text-style-name="P1" draw:layer="layout" svg:x1="5.409cm" svg:y1="1.73cm" svg:x2="5.409cm" svg:y2="1.737cm">
            <text:p/>
          </draw:line>
          <draw:line draw:style-name="gr10" draw:text-style-name="P1" draw:layer="layout" svg:x1="5.409cm" svg:y1="1.771cm" svg:x2="5.409cm" svg:y2="1.778cm">
            <text:p/>
          </draw:line>
          <draw:line draw:style-name="gr10" draw:text-style-name="P1" draw:layer="layout" svg:x1="5.409cm" svg:y1="1.812cm" svg:x2="5.409cm" svg:y2="1.819cm">
            <text:p/>
          </draw:line>
          <draw:line draw:style-name="gr10" draw:text-style-name="P1" draw:layer="layout" svg:x1="5.409cm" svg:y1="1.853cm" svg:x2="5.409cm" svg:y2="1.86cm">
            <text:p/>
          </draw:line>
          <draw:line draw:style-name="gr10" draw:text-style-name="P1" draw:layer="layout" svg:x1="5.409cm" svg:y1="1.894cm" svg:x2="5.409cm" svg:y2="1.9cm">
            <text:p/>
          </draw:line>
          <draw:line draw:style-name="gr10" draw:text-style-name="P1" draw:layer="layout" svg:x1="5.409cm" svg:y1="1.934cm" svg:x2="5.409cm" svg:y2="1.941cm">
            <text:p/>
          </draw:line>
          <draw:line draw:style-name="gr10" draw:text-style-name="P1" draw:layer="layout" svg:x1="5.409cm" svg:y1="1.975cm" svg:x2="5.409cm" svg:y2="1.982cm">
            <text:p/>
          </draw:line>
          <draw:line draw:style-name="gr10" draw:text-style-name="P1" draw:layer="layout" svg:x1="5.409cm" svg:y1="2.016cm" svg:x2="5.409cm" svg:y2="2.023cm">
            <text:p/>
          </draw:line>
          <draw:line draw:style-name="gr10" draw:text-style-name="P1" draw:layer="layout" svg:x1="5.409cm" svg:y1="2.057cm" svg:x2="5.409cm" svg:y2="2.064cm">
            <text:p/>
          </draw:line>
          <draw:line draw:style-name="gr10" draw:text-style-name="P1" draw:layer="layout" svg:x1="5.409cm" svg:y1="2.098cm" svg:x2="5.409cm" svg:y2="2.104cm">
            <text:p/>
          </draw:line>
          <draw:line draw:style-name="gr10" draw:text-style-name="P1" draw:layer="layout" svg:x1="5.409cm" svg:y1="2.138cm" svg:x2="5.409cm" svg:y2="2.145cm">
            <text:p/>
          </draw:line>
          <draw:line draw:style-name="gr10" draw:text-style-name="P1" draw:layer="layout" svg:x1="5.409cm" svg:y1="2.179cm" svg:x2="5.409cm" svg:y2="2.186cm">
            <text:p/>
          </draw:line>
          <draw:line draw:style-name="gr10" draw:text-style-name="P1" draw:layer="layout" svg:x1="5.409cm" svg:y1="2.22cm" svg:x2="5.409cm" svg:y2="2.227cm">
            <text:p/>
          </draw:line>
          <draw:line draw:style-name="gr10" draw:text-style-name="P1" draw:layer="layout" svg:x1="5.409cm" svg:y1="2.263cm" svg:x2="5.409cm" svg:y2="2.269cm">
            <text:p/>
          </draw:line>
          <draw:line draw:style-name="gr10" draw:text-style-name="P1" draw:layer="layout" svg:x1="5.409cm" svg:y1="2.303cm" svg:x2="5.409cm" svg:y2="2.31cm">
            <text:p/>
          </draw:line>
          <draw:line draw:style-name="gr10" draw:text-style-name="P1" draw:layer="layout" svg:x1="5.409cm" svg:y1="2.344cm" svg:x2="5.409cm" svg:y2="2.351cm">
            <text:p/>
          </draw:line>
          <draw:line draw:style-name="gr10" draw:text-style-name="P1" draw:layer="layout" svg:x1="5.409cm" svg:y1="2.385cm" svg:x2="5.409cm" svg:y2="2.392cm">
            <text:p/>
          </draw:line>
          <draw:line draw:style-name="gr10" draw:text-style-name="P1" draw:layer="layout" svg:x1="5.409cm" svg:y1="2.426cm" svg:x2="5.409cm" svg:y2="2.433cm">
            <text:p/>
          </draw:line>
          <draw:line draw:style-name="gr10" draw:text-style-name="P1" draw:layer="layout" svg:x1="5.409cm" svg:y1="2.467cm" svg:x2="5.409cm" svg:y2="2.473cm">
            <text:p/>
          </draw:line>
          <draw:line draw:style-name="gr10" draw:text-style-name="P1" draw:layer="layout" svg:x1="5.409cm" svg:y1="2.507cm" svg:x2="5.409cm" svg:y2="2.514cm">
            <text:p/>
          </draw:line>
          <draw:line draw:style-name="gr10" draw:text-style-name="P1" draw:layer="layout" svg:x1="5.409cm" svg:y1="2.548cm" svg:x2="5.409cm" svg:y2="2.555cm">
            <text:p/>
          </draw:line>
          <draw:line draw:style-name="gr10" draw:text-style-name="P1" draw:layer="layout" svg:x1="5.409cm" svg:y1="2.589cm" svg:x2="5.409cm" svg:y2="2.596cm">
            <text:p/>
          </draw:line>
          <draw:line draw:style-name="gr10" draw:text-style-name="P1" draw:layer="layout" svg:x1="5.409cm" svg:y1="2.63cm" svg:x2="5.409cm" svg:y2="2.637cm">
            <text:p/>
          </draw:line>
          <draw:line draw:style-name="gr10" draw:text-style-name="P1" draw:layer="layout" svg:x1="5.409cm" svg:y1="2.671cm" svg:x2="5.409cm" svg:y2="2.677cm">
            <text:p/>
          </draw:line>
          <draw:line draw:style-name="gr10" draw:text-style-name="P1" draw:layer="layout" svg:x1="5.409cm" svg:y1="2.711cm" svg:x2="5.409cm" svg:y2="2.718cm">
            <text:p/>
          </draw:line>
          <draw:line draw:style-name="gr10" draw:text-style-name="P1" draw:layer="layout" svg:x1="5.409cm" svg:y1="2.752cm" svg:x2="5.409cm" svg:y2="2.759cm">
            <text:p/>
          </draw:line>
          <draw:frame draw:style-name="gr12" draw:text-style-name="P6" draw:layer="layout" svg:width="0.311cm" svg:height="0.42cm" svg:x="3.271cm" svg:y="0.253cm">
            <draw:text-box>
              <text:p text:style-name="P3"><text:span text:style-name="T5">c</text:span></text:p>
            </draw:text-box>
          </draw:frame>
          <draw:line draw:style-name="gr2" draw:text-style-name="P1" draw:layer="layout" svg:x1="4.135cm" svg:y1="0.717cm" svg:x2="3.576cm" svg:y2="1.388cm">
            <text:p/>
          </draw:line>
          <draw:polygon draw:style-name="gr3" draw:text-style-name="P2" draw:layer="layout" svg:width="0.146cm" svg:height="0.156cm" svg:x="3.498cm" svg:y="1.326cm" svg:viewBox="0 0 147 157" draw:points="147,93 0,157 37,0">
            <text:p/>
          </draw:polygon>
          <draw:frame draw:style-name="gr13" draw:text-style-name="P9" draw:layer="layout" svg:width="3.804cm" svg:height="0.319cm" svg:x="3.77cm" svg:y="0.252cm">
            <draw:text-box>
              <text:p text:style-name="P3"><text:span text:style-name="T9">DC component kfo=0xfo=0 Hz</text:span></text:p>
            </draw:text-box>
          </draw:frame>
          <draw:line draw:style-name="gr2" draw:text-style-name="P1" draw:layer="layout" svg:x1="5.155cm" svg:y1="0.972cm" svg:x2="4.083cm" svg:y2="2.406cm">
            <text:p/>
          </draw:line>
          <draw:polygon draw:style-name="gr3" draw:text-style-name="P2" draw:layer="layout" svg:width="0.143cm" svg:height="0.156cm" svg:x="4.008cm" svg:y="2.348cm" svg:viewBox="0 0 144 157" draw:points="144,85 0,157 27,0">
            <text:p/>
          </draw:polygon>
          <draw:line draw:style-name="gr2" draw:text-style-name="P1" draw:layer="layout" svg:x1="4.645cm" svg:y1="1.098cm" svg:x2="3.09cm" svg:y2="2.177cm">
            <text:p/>
          </draw:line>
          <draw:polygon draw:style-name="gr3" draw:text-style-name="P2" draw:layer="layout" svg:width="0.156cm" svg:height="0.141cm" svg:x="2.988cm" svg:y="2.108cm" svg:viewBox="0 0 157 142" draw:points="157,116 0,142 75,0">
            <text:p/>
          </draw:polygon>
          <draw:frame draw:style-name="gr13" draw:text-style-name="P9" draw:layer="layout" svg:width="3.622cm" svg:height="0.319cm" svg:x="4.347cm" svg:y="0.602cm">
            <draw:text-box>
              <text:p text:style-name="P3"><text:span text:style-name="T9">1st harmonic kfo=1xfo=fo Hz</text:span></text:p>
            </draw:text-box>
          </draw:frame>
          <draw:frame draw:style-name="gr13" draw:text-style-name="P9" draw:layer="layout" svg:width="3.867cm" svg:height="0.319cm" svg:x="0.555cm" svg:y="4.089cm">
            <draw:text-box>
              <text:p text:style-name="P3"><text:span text:style-name="T9">2nd harmonic kfo=2xfo=2fo Hz</text:span></text:p>
            </draw:text-box>
          </draw:frame>
          <draw:frame draw:style-name="gr13" draw:text-style-name="P9" draw:layer="layout" svg:width="0.284cm" svg:height="0.319cm" svg:x="0.886cm" svg:y="2.859cm">
            <draw:text-box>
              <text:p text:style-name="P3"><text:span text:style-name="T9">–</text:span></text:p>
            </draw:text-box>
          </draw:frame>
          <draw:frame draw:style-name="gr13" draw:text-style-name="P9" draw:layer="layout" svg:width="0.284cm" svg:height="0.319cm" svg:x="6.928cm" svg:y="2.846cm">
            <draw:text-box>
              <text:p text:style-name="P3"><text:span text:style-name="T9">–</text:span></text:p>
            </draw:text-box>
          </draw:frame>
          <draw:frame draw:style-name="gr13" draw:text-style-name="P9" draw:layer="layout" svg:width="0.284cm" svg:height="0.382cm" svg:x="5.236cm" svg:y="3.342cm">
            <draw:text-box>
              <text:p text:style-name="P3"><text:span text:style-name="T10">=</text:span></text:p>
            </draw:text-box>
          </draw:frame>
          <draw:frame draw:style-name="gr13" draw:text-style-name="P9" draw:layer="layout" svg:width="0.284cm" svg:height="0.319cm" svg:x="8.242cm" svg:y="2.873cm">
            <draw:text-box>
              <text:p text:style-name="P3"><text:span text:style-name="T9">+</text:span></text:p>
            </draw:text-box>
          </draw:frame>
          <draw:line draw:style-name="gr2" draw:text-style-name="P1" draw:layer="layout" svg:x1="1.329cm" svg:y1="4.035cm" svg:x2="2.271cm" svg:y2="2.858cm">
            <text:p/>
          </draw:line>
          <draw:polygon draw:style-name="gr3" draw:text-style-name="P2" draw:layer="layout" svg:width="0.143cm" svg:height="0.156cm" svg:x="2.206cm" svg:y="2.759cm" svg:viewBox="0 0 144 157" draw:points="0,69 144,0 113,157">
            <text:p/>
          </draw:polygon>
          <draw:line draw:style-name="gr2" draw:text-style-name="P1" draw:layer="layout" svg:x1="1.584cm" svg:y1="4.035cm" svg:x2="4.278cm" svg:y2="2.81cm">
            <text:p/>
          </draw:line>
          <draw:polygon draw:style-name="gr3" draw:text-style-name="P2" draw:layer="layout" svg:width="0.16cm" svg:height="0.129cm" svg:x="4.229cm" svg:y="2.752cm" svg:viewBox="0 0 161 130" draw:points="0,0 161,7 62,130">
            <text:p/>
          </draw:polygon>
          <draw:line draw:style-name="gr2" draw:text-style-name="P1" draw:layer="layout" svg:x1="4.389cm" svg:y1="2.759cm" svg:x2="4.389cm" svg:y2="1.482cm">
            <text:p/>
          </draw:line>
          <draw:polygon draw:style-name="gr3" draw:text-style-name="P2" draw:layer="layout" svg:width="0.105cm" svg:height="0.109cm" svg:x="4.338cm" svg:y="1.428cm" svg:viewBox="0 0 106 110" draw:points="51,110 58,110 64,106 72,106 76,103 82,99 86,96 93,93 96,89 99,82 103,79 103,72 106,65 106,41 103,37 103,30 99,24 93,17 86,13 82,10 76,7 72,3 64,3 58,0 47,0 41,3 34,3 30,7 24,10 20,13 13,17 7,24 3,30 3,37 0,41 0,65 3,72 3,79 7,82 10,89 13,93 20,96 24,99 30,103 34,106 41,106 47,110">
            <text:p/>
          </draw:polygon>
          <draw:line draw:style-name="gr2" draw:text-style-name="P1" draw:layer="layout" svg:x1="2.349cm" svg:y1="2.759cm" svg:x2="2.349cm" svg:y2="1.482cm">
            <text:p/>
          </draw:line>
          <draw:polygon draw:style-name="gr3" draw:text-style-name="P2" draw:layer="layout" svg:width="0.105cm" svg:height="0.109cm" svg:x="2.298cm" svg:y="1.428cm" svg:viewBox="0 0 106 110" draw:points="52,110 58,110 65,106 72,106 75,103 82,99 86,96 92,93 96,89 99,82 103,79 103,72 106,65 106,41 103,37 103,30 99,24 92,17 86,13 82,10 75,7 72,3 65,3 58,0 48,0 41,3 35,3 31,7 24,10 21,13 14,17 6,24 3,30 3,37 0,41 0,65 3,72 3,79 6,82 11,89 14,93 21,96 24,99 31,103 35,106 41,106 48,110">
            <text:p/>
          </draw:polygon>
          <draw:line draw:style-name="gr2" draw:text-style-name="P1" draw:layer="layout" svg:x1="6.429cm" svg:y1="2.759cm" svg:x2="6.429cm" svg:y2="1.482cm">
            <text:p/>
          </draw:line>
          <draw:polygon draw:style-name="gr3" draw:text-style-name="P2" draw:layer="layout" svg:width="0.105cm" svg:height="0.109cm" svg:x="6.378cm" svg:y="1.428cm" svg:viewBox="0 0 106 110" draw:points="52,110 59,110 66,106 72,106 76,103 82,99 86,96 93,93 96,89 100,82 103,79 103,72 106,65 106,41 103,37 103,30 100,24 93,17 86,13 82,10 76,7 72,3 66,3 59,0 48,0 42,3 35,3 32,7 25,10 20,13 13,17 7,24 3,30 3,37 0,41 0,65 3,72 3,79 7,82 10,89 13,93 20,96 25,99 32,103 35,106 42,106 48,110">
            <text:p/>
          </draw:polygon>
          <draw:line draw:style-name="gr2" draw:text-style-name="P1" draw:layer="layout" svg:x1="8.469cm" svg:y1="2.759cm" svg:x2="8.469cm" svg:y2="1.482cm">
            <text:p/>
          </draw:line>
          <draw:polygon draw:style-name="gr3" draw:text-style-name="P2" draw:layer="layout" svg:width="0.105cm" svg:height="0.109cm" svg:x="8.418cm" svg:y="1.428cm" svg:viewBox="0 0 106 110" draw:points="51,110 58,110 65,106 71,106 75,103 82,99 86,96 93,93 96,89 100,82 103,79 103,72 106,65 106,41 103,37 103,30 100,24 93,17 86,13 82,10 75,7 71,3 65,3 58,0 48,0 41,3 34,3 31,7 24,10 20,13 14,17 7,24 3,30 3,37 0,41 0,65 3,72 3,79 7,82 10,89 14,93 20,96 24,99 31,103 34,106 41,106 48,110">
            <text:p/>
          </draw:polygon>
          <draw:frame draw:style-name="gr13" draw:text-style-name="P9" draw:layer="layout" svg:width="0.284cm" svg:height="0.319cm" svg:x="2.647cm" svg:y="2.846cm">
            <draw:text-box>
              <text:p text:style-name="P3"><text:span text:style-name="T9">–</text:span></text:p>
            </draw:text-box>
          </draw:frame>
          <draw:line draw:style-name="gr2" draw:text-style-name="P1" draw:layer="layout" svg:x1="5.92cm" svg:y1="1.227cm" svg:x2="5.011cm" svg:y2="2.136cm">
            <text:p/>
          </draw:line>
          <draw:polygon draw:style-name="gr3" draw:text-style-name="P2" draw:layer="layout" svg:width="0.197cm" svg:height="0.196cm" svg:x="4.899cm" svg:y="2.053cm" svg:viewBox="0 0 198 197" draw:points="198,130 0,197 64,0">
            <text:p/>
          </draw:polygon>
          <draw:frame draw:style-name="gr13" draw:text-style-name="P9" draw:layer="layout" svg:width="2.419cm" svg:height="0.319cm" svg:x="5.226cm" svg:y="0.887cm">
            <draw:text-box>
              <text:p text:style-name="P3"><text:span text:style-name="T9">Other harmonics ...</text:span></text:p>
            </draw:text-box>
          </draw:frame>
          <draw:line draw:style-name="gr2" draw:text-style-name="P1" draw:layer="layout" svg:x1="1.074cm" svg:y1="0.972cm" svg:x2="1.751cm" svg:y2="1.986cm">
            <text:p/>
          </draw:line>
          <draw:polygon draw:style-name="gr3" draw:text-style-name="P2" draw:layer="layout" svg:width="0.177cm" svg:height="0.204cm" svg:x="1.662cm" svg:y="1.914cm" svg:viewBox="0 0 178 205" draw:points="154,0 178,205 0,103">
            <text:p/>
          </draw:polygon>
          <draw:frame draw:style-name="gr13" draw:text-style-name="P9" draw:layer="layout" svg:width="2.419cm" svg:height="0.319cm" svg:x="0.635cm" svg:y="0.547cm">
            <draw:text-box>
              <text:p text:style-name="P3"><text:span text:style-name="T9">Other harmonics ...</text:span></text:p>
            </draw:text-box>
          </draw:frame>
          <draw:line draw:style-name="gr2" draw:text-style-name="P1" draw:layer="layout" svg:x1="4.005cm" svg:y1="1.737cm" svg:x2="4.263cm" svg:y2="1.737cm">
            <text:p/>
          </draw:line>
          <draw:path draw:style-name="gr3" draw:text-style-name="P2" draw:layer="layout" svg:width="0.51cm" svg:height="0.143cm" svg:x="3.879cm" svg:y="1.666cm" svg:viewBox="0 0 511 144" svg:d="M144 0l-144 71 144 73zM368 0l143 71-143 73z">
            <text:p/>
          </draw:path>
          <draw:frame draw:style-name="gr13" draw:text-style-name="P9" draw:layer="layout" svg:width="0.349cm" svg:height="0.319cm" svg:x="9.575cm" svg:y="3.354cm">
            <draw:text-box>
              <text:p text:style-name="P3"><text:span text:style-name="T9">Hz</text:span></text:p>
            </draw:text-box>
          </draw:frame>
          <draw:frame draw:style-name="gr4" draw:text-style-name="P4" draw:layer="layout" svg:width="0.338cm" svg:height="0.458cm" svg:x="3.99cm" svg:y="1.718cm">
            <draw:text-box>
              <text:p text:style-name="P3"><text:span text:style-name="T1">f</text:span></text:p>
            </draw:text-box>
          </draw:frame>
          <draw:frame draw:style-name="gr5" draw:text-style-name="P5" draw:layer="layout" svg:width="0.197cm" svg:height="0.268cm" svg:x="4.121cm" svg:y="1.952cm">
            <draw:text-box>
              <text:p text:style-name="P3"><text:span text:style-name="T2">0</text:span></text:p>
            </draw:text-box>
          </draw:fram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dvOTb0c9bf5d+22" svg:font-family="AdvOTb0c9bf5d+22"/>
    <style:font-face style:name="AdvOTb0c9bf5d+221" svg:font-family="AdvOTb0c9bf5d+22" style:font-pitch="variable"/>
    <style:font-face style:name="AdvOTdd3b7348.I+03" svg:font-family="AdvOTdd3b7348.I+03" style:font-pitch="variable"/>
    <style:font-face style:name="AdvOTdd3b7348.I+031" svg:font-family="AdvOTdd3b7348.I+03"/>
    <style:font-face style:name="AdvP4C4E46" svg:font-family="AdvP4C4E46" style:font-pitch="variable"/>
    <style:font-face style:name="AdvP4C4E461" svg:font-family="AdvP4C4E46"/>
    <style:font-face style:name="AdvP4C4E51" svg:font-family="AdvP4C4E51"/>
    <style:font-face style:name="AdvP4C4E511" svg:font-family="AdvP4C4E51" style:font-pitch="variable"/>
    <style:font-face style:name="AdvP4C4E74" svg:font-family="AdvP4C4E74"/>
    <style:font-face style:name="AdvP4C4E741" svg:font-family="AdvP4C4E74" style:font-pitch="variable"/>
    <style:font-face style:name="AdvP696A" svg:font-family="AdvP696A"/>
    <style:font-face style:name="AdvP696A1" svg:font-family="AdvP696A" style:font-pitch="variable"/>
    <style:font-face style:name="AdvP6975" svg:font-family="AdvP6975" style:font-pitch="variable"/>
    <style:font-face style:name="AdvP69751" svg:font-family="AdvP6975"/>
    <style:font-face style:name="AdvP6C5B" svg:font-family="AdvP6C5B" style:font-pitch="variable"/>
    <style:font-face style:name="AdvP6C5B1" svg:font-family="AdvP6C5B"/>
    <style:font-face style:name="AdvP6C63" svg:font-family="AdvP6C63" style:font-pitch="variable"/>
    <style:font-face style:name="AdvP6C631" svg:font-family="AdvP6C63"/>
    <style:font-face style:name="AdvP6C82" svg:font-family="AdvP6C82"/>
    <style:font-face style:name="AdvP6C821" svg:font-family="AdvP6C82" style:font-pitch="variable"/>
    <style:font-face style:name="AdvTT5843c571+20" svg:font-family="AdvTT5843c571+20" style:font-pitch="variable"/>
    <style:font-face style:name="AdvTT5843c571+201" svg:font-family="AdvTT5843c571+20"/>
    <style:font-face style:name="AdvTTf90d833a.I+20" svg:font-family="AdvTTf90d833a.I+20" style:font-pitch="variable"/>
    <style:font-face style:name="AdvTTf90d833a.I+201" svg:font-family="AdvTTf90d833a.I+20"/>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svg:font-family="Times" style:font-pitch="variable"/>
    <style:font-face style:name="Times1" svg:font-family="Time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Arial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10.5cm" fo:page-height="4.6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8-21T04:07:57.274406548</dc:date>
    <meta:editing-duration>PT1M53S</meta:editing-duration>
    <meta:editing-cycles>1</meta:editing-cycles>
    <meta:document-statistic meta:object-count="298"/>
    <meta:generator>LibreOffice/7.6.0.2$Linux_X86_64 LibreOffice_project/60$Build-2</meta:generator>
  </office:meta>
</office:document-meta>
</file>